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5757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50%" fo:text-align="left" style:tab-stop-distance="1.26435in" fo:margin-left="0.22072in" fo:margin-right="0in" fo:text-indent="-0.220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50%" fo:text-align="left" style:tab-stop-distance="1.26435in" fo:margin-left="0.22072in" fo:margin-right="0in" fo:text-indent="-0.220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50%" fo:text-align="left" style:tab-stop-distance="1.26435in" fo:margin-left="0.22072in" fo:margin-right="0in" fo:text-indent="-0.220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36122in" fo:padding-bottom="0.36122in" fo:padding-left="0.34164in" fo:padding-right="0.34164in" draw:textarea-vertical-align="middle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8861in" style:font-size-asian="0.58861in" style:font-size-complex="0.58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0.68681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9236in" style:font-size-asian="0.39236in" style:font-size-complex="0.392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top" draw:textarea-horizontal-align="left" draw:fill="solid" draw:fill-color="#f2f2f2" draw:opacity="9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36122in" fo:padding-bottom="0.36122in" fo:padding-left="0.34164in" fo:padding-right="0.34164in" draw:textarea-vertical-align="middle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f2f2f2" draw:opacity="9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solid" draw:fill-color="#c6d9f1" draw:opacity="100%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50%" fo:text-align="left" style:tab-stop-distance="1.26435in" fo:margin-left="0.22072in" fo:margin-right="0in" fo:text-indent="-0.220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36122in" fo:padding-bottom="0.36122in" fo:padding-left="0.34164in" fo:padding-right="0.34164in" draw:textarea-vertical-align="middle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solid" draw:fill-color="#f2f2f2" draw:opacity="9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left" draw:fill="solid" draw:fill-color="#c6d9f1" draw:opacity="100%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50%" fo:text-align="left" style:tab-stop-distance="1.26435in" fo:margin-left="0.22072in" fo:margin-right="0in" fo:text-indent="-0.220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50%" fo:text-align="left" style:tab-stop-distance="1.26435in" fo:margin-left="0.22072in" fo:margin-right="0in" fo:text-indent="-0.2207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8861in" style:font-size-asian="0.58861in" style:font-size-complex="0.58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0.68681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9236in" style:font-size-asian="0.39236in" style:font-size-complex="0.392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center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694in" style:font-size-asian="0.15694in" style:font-size-complex="0.1569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left" draw:fill="solid" draw:fill-color="#10253f" draw:opacity="100%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graphic" style:name="a956">
      <style:graphic-properties draw:fill="none" draw:stroke="solid" svg:stroke-width="0.01389in" svg:stroke-color="#10253f" svg:stroke-opacity="100%" svg:stroke-linecap="but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542in" style:font-size-asian="0.23542in" style:font-size-complex="0.2354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0.24514in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36122in" fo:padding-bottom="0.36122in" fo:padding-left="0.34164in" fo:padding-right="0.34164in" draw:textarea-vertical-align="middle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10253f" draw:opacity="9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5757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36122in" fo:padding-bottom="0.36122in" fo:padding-left="0.34164in" fo:padding-right="0.34164in" draw:textarea-vertical-align="middle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000000" svg:stroke-opacity="100%" svg:stroke-linecap="butt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0.24514in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10253f" draw:opacity="9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center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36122in" fo:padding-bottom="0.36122in" fo:padding-left="0.34164in" fo:padding-right="0.34164in" draw:textarea-vertical-align="middle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5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in" fo:padding-bottom="0in" fo:padding-left="0in" fo:padding-right="0in" draw:textarea-vertical-align="top" draw:textarea-horizontal-align="left" draw:fill="solid" draw:fill-color="#10253f" draw:opacity="9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625in" style:font-size-asian="0.19625in" style:font-size-complex="0.1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2">
      <text:list-level-style-bullet text:level="1" text:bullet-char="•">
        <style:list-level-properties text:space-before="0in" text:min-label-width="0.2207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207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207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207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207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207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207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207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2072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207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207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207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207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207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207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207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207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2072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207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207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207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207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207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207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207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207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2072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207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207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207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207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207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207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207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207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2072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207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207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207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207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207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207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207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207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2072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207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207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207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207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207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207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207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207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207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" draw:style-name="a335" draw:master-page-name="Master1-Layout2-obj-Titel-und-Inhalt" presentation:presentation-page-layout-name="Master1-PPL2" draw:id="Slide-258">
        <draw:frame draw:id="id63" draw:style-name="a338" draw:name="Textfeld 3" svg:x="5.53871in" svg:y="2.29326in" svg:width="9.28193in" svg:height="0.78818in">
          <draw:text-box>
            <text:p text:style-name="a337" text:class-names="" text:cond-style-name=""><text:span text:style-name="a336" text:class-names="">Titel</text:span></text:p>
          </draw:text-box>
          <svg:title/>
          <svg:desc/>
        </draw:frame>
        <draw:frame draw:id="id64" draw:style-name="a342" draw:name="Textfeld 4" svg:x="6.20949in" svg:y="4.12865in" svg:width="7.29418in" svg:height="0.57641in">
          <draw:text-box>
            <text:p text:style-name="a341" text:class-names="" text:cond-style-name=""><text:span text:style-name="a339" text:class-names="">Untertitel</text:span><text:span text:style-name="a340" text:class-names=""/></text:p>
          </draw:text-box>
          <svg:title/>
          <svg:desc/>
        </draw:frame>
        <draw:frame draw:id="id65" draw:style-name="a346" draw:name="Textfeld 13" svg:x="8.47656in" svg:y="9.09813in" svg:width="6.32933in" svg:height="0.35342in">
          <draw:text-box>
            <text:p text:style-name="a345" text:class-names="" text:cond-style-name=""><text:span text:style-name="a343" text:class-names="">Sample</text:span><text:span text:style-name="a344" text:class-names=""/></text:p>
          </draw:text-box>
          <svg:title/>
          <svg:desc/>
        </draw:frame>
        <draw:frame draw:id="id66" draw:style-name="a350" draw:name="Textfeld 14" svg:x="1.79511in" svg:y="9.09813in" svg:width="6.34148in" svg:height="0.35342in">
          <draw:text-box>
            <text:p text:style-name="a349" text:class-names="" text:cond-style-name=""><text:span text:style-name="a347" text:class-names="">Forschungsfeld</text:span><text:span text:style-name="a348" text:class-names=""/></text:p>
          </draw:text-box>
          <svg:title/>
          <svg:desc/>
        </draw:frame>
        <draw:frame draw:id="id67" draw:style-name="a354" draw:name="Textfeld 15" svg:x="1.80732in" svg:y="6.00711in" svg:width="6.32927in" svg:height="0.35342in">
          <draw:text-box>
            <text:p text:style-name="a353" text:class-names="" text:cond-style-name=""><text:span text:style-name="a351" text:class-names="">Hintergrund</text:span><text:span text:style-name="a352" text:class-names=""/></text:p>
          </draw:text-box>
          <svg:title/>
          <svg:desc/>
        </draw:frame>
        <draw:frame draw:id="id68" draw:style-name="a358" draw:name="Textfeld 16" svg:x="8.47657in" svg:y="6.00706in" svg:width="6.32927in" svg:height="0.35342in">
          <draw:text-box>
            <text:p text:style-name="a357" text:class-names="" text:cond-style-name=""><text:span text:style-name="a355" text:class-names="">Forschungsgegenstand</text:span><text:span text:style-name="a356" text:class-names=""/></text:p>
          </draw:text-box>
          <svg:title/>
          <svg:desc/>
        </draw:frame>
        <draw:frame draw:id="id69" draw:style-name="a362" draw:name="Textfeld 17" svg:x="1.80732in" svg:y="3.05701in" svg:width="3.45666in" svg:height="0.35342in">
          <draw:text-box>
            <text:p text:style-name="a361" text:class-names="" text:cond-style-name=""><text:span text:style-name="a359" text:class-names="">Forschungsfrage</text:span><text:span text:style-name="a360" text:class-names=""/></text:p>
          </draw:text-box>
          <svg:title/>
          <svg:desc/>
        </draw:frame>
        <draw:frame draw:id="id70" draw:style-name="a365" draw:name="Textfeld 18" svg:x="1.7849in" svg:y="12.18454in" svg:width="3.7538in" svg:height="0.35342in">
          <draw:text-box>
            <text:p text:style-name="a364" text:class-names="" text:cond-style-name=""><text:span text:style-name="a363" text:class-names="">Vorbereitung der Datenerhebung</text:span></text:p>
          </draw:text-box>
          <svg:title/>
          <svg:desc/>
        </draw:frame>
        <draw:frame draw:id="id71" draw:style-name="a369" draw:name="Textfeld 19" svg:x="11.06095in" svg:y="12.17809in" svg:width="3.7538in" svg:height="0.35342in">
          <draw:text-box>
            <text:p text:style-name="a368" text:class-names="" text:cond-style-name=""><text:span text:style-name="a366" text:class-names="">Datenauswertung</text:span><text:span text:style-name="a367" text:class-names=""/></text:p>
          </draw:text-box>
          <svg:title/>
          <svg:desc/>
        </draw:frame>
        <draw:frame draw:id="id72" draw:style-name="a372" draw:name="Textfeld 20" svg:x="6.40963in" svg:y="12.18114in" svg:width="3.7538in" svg:height="0.35342in">
          <draw:text-box>
            <text:p text:style-name="a371" text:class-names="" text:cond-style-name=""><text:span text:style-name="a370" text:class-names="">Datenerhebung</text:span></text:p>
          </draw:text-box>
          <svg:title/>
          <svg:desc/>
        </draw:frame>
        <draw:custom-shape svg:x="0.53645in" svg:y="0.51348in" svg:width="5.11349in" svg:height="1.94663in" draw:id="id73" draw:style-name="a375" draw:name="Rechteck 21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83" draw:name="Textfeld 22" svg:x="1.80732in" svg:y="6.13995in" svg:width="6.32927in" svg:height="2.91065in">
          <draw:text-box>
            <text:p text:style-name="a377" text:class-names="" text:cond-style-name=""><text:span text:style-name="a376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379" text:class-names="" text:cond-style-name=""><text:span text:style-name="a378" text:class-names="">Nunc viverra imperdiet enim. Fusce est. Vivamus a tellus.</text:span></text:p>
            <text:p text:style-name="a382" text:class-names="" text:cond-style-name=""><text:span text:style-name="a380" text:class-names="">Pellentesque habitant morbi tristique senectus et netus et malesuada fames ac turpis egestas. Proin pharetra nonummy pede. Mauris et orci</text:span><text:span text:style-name="a381" text:class-names="">.</text:span></text:p>
          </draw:text-box>
          <svg:title/>
          <svg:desc/>
        </draw:frame>
        <draw:frame draw:id="id75" draw:style-name="a390" draw:name="Textfeld 23" svg:x="8.47656in" svg:y="6.12605in" svg:width="6.33177in" svg:height="2.91065in">
          <draw:text-box>
            <text:p text:style-name="a385" text:class-names="" text:cond-style-name=""><text:span text:style-name="a384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387" text:class-names="" text:cond-style-name=""><text:span text:style-name="a386" text:class-names="">Nunc viverra imperdiet enim. Fusce est. Vivamus a tellus.</text:span></text:p>
            <text:p text:style-name="a389" text:class-names="" text:cond-style-name=""><text:span text:style-name="a388" text:class-names="">Pellentesque habitant morbi tristique senectus et netus et malesuada fames ac turpis egestas. Proin pharetra nonummy pede. Mauris et orci.</text:span></text:p>
          </draw:text-box>
          <svg:title/>
          <svg:desc/>
        </draw:frame>
        <draw:frame draw:id="id76" draw:style-name="a397" draw:name="Textfeld 24" svg:x="1.7951in" svg:y="9.42197in" svg:width="6.34149in" svg:height="2.91065in">
          <draw:text-box>
            <text:p text:style-name="a392" text:class-names="" text:cond-style-name=""><text:span text:style-name="a391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394" text:class-names="" text:cond-style-name=""><text:span text:style-name="a393" text:class-names="">Nunc viverra imperdiet enim. Fusce est. Vivamus a tellus.</text:span></text:p>
            <text:p text:style-name="a396" text:class-names="" text:cond-style-name=""><text:span text:style-name="a395" text:class-names="">Pellentesque habitant morbi tristique senectus et netus et malesuada fames ac turpis egestas. Proin pharetra nonummy pede. Mauris et orci.</text:span></text:p>
          </draw:text-box>
          <svg:title/>
          <svg:desc/>
        </draw:frame>
        <draw:frame draw:id="id77" draw:style-name="a402" draw:name="Textfeld 28" svg:x="1.80732in" svg:y="3.46975in" svg:width="3.45666in" svg:height="2.35493in">
          <draw:text-box>
            <text:p text:style-name="a399" text:class-names="" text:cond-style-name=""><text:span text:style-name="a398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401" text:class-names="" text:cond-style-name=""><text:span text:style-name="a400" text:class-names="">Nunc viverra imperdiet enim. Fusce est. Vivamus a tellus.</text:span></text:p>
          </draw:text-box>
          <svg:title/>
          <svg:desc/>
        </draw:frame>
        <draw:frame draw:id="id78" draw:style-name="a409" draw:name="Textfeld 29" svg:x="8.47656in" svg:y="9.42592in" svg:width="6.34149in" svg:height="2.91065in">
          <draw:text-box>
            <text:p text:style-name="a404" text:class-names="" text:cond-style-name=""><text:span text:style-name="a403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406" text:class-names="" text:cond-style-name=""><text:span text:style-name="a405" text:class-names="">Nunc viverra imperdiet enim. Fusce est. Vivamus a tellus.</text:span></text:p>
            <text:p text:style-name="a408" text:class-names="" text:cond-style-name=""><text:span text:style-name="a407" text:class-names="">Pellentesque habitant morbi tristique senectus et netus et malesuada fames ac turpis egestas. Proin pharetra nonummy pede. Mauris et orci.</text:span></text:p>
          </draw:text-box>
          <svg:title/>
          <svg:desc/>
        </draw:frame>
        <draw:frame draw:id="id79" draw:style-name="a412" draw:name="Textfeld 30" svg:x="10.35193in" svg:y="15.17287in" svg:width="4.4564in" svg:height="0.35342in">
          <draw:text-box>
            <text:p text:style-name="a411" text:class-names="" text:cond-style-name=""><text:span text:style-name="a410" text:class-names="">Fazit</text:span></text:p>
          </draw:text-box>
          <svg:title/>
          <svg:desc/>
        </draw:frame>
        <draw:frame draw:id="id80" draw:style-name="a415" draw:name="Textfeld 31" svg:x="1.74254in" svg:y="14.08181in" svg:width="8.40968in" svg:height="0.35342in">
          <draw:text-box>
            <text:p text:style-name="a414" text:class-names="" text:cond-style-name=""><text:span text:style-name="a413" text:class-names="">Ergebnisse</text:span></text:p>
          </draw:text-box>
          <svg:title/>
          <svg:desc/>
        </draw:frame>
        <draw:g draw:name="Diagramm 32" draw:id="id81">
          <svg:title/>
          <svg:desc/>
          <draw:custom-shape svg:x="1.71194in" svg:y="14.91071in" svg:width="7.83463in" svg:height="5.61742in" draw:id="id90" draw:style-name="a453" draw:name="Rechteck 20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9382in" svg:y="18.32872in" svg:width="2.20153in" svg:height="1.8981in" draw:id="id91" draw:style-name="a456" draw:name="Freihandform: Form 21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type="non-primitive" svg:viewBox="0 0 2013080 1735626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2013080"/>
              <draw:equation draw:name="f2" draw:formula="1735626"/>
              <draw:equation draw:name="f3" draw:formula="867813"/>
              <draw:equation draw:name="f4" draw:formula="433907"/>
              <draw:equation draw:name="f5" draw:formula="1579174"/>
              <draw:equation draw:name="f6" draw:formula="?f2 - ?f0"/>
              <draw:equation draw:name="f7" draw:formula="?f1 - ?f0"/>
              <draw:equation draw:name="f8" draw:formula="?f7 / 2013080"/>
              <draw:equation draw:name="f9" draw:formula="?f6 / 1735626"/>
              <draw:equation draw:name="f10" draw:formula="0 * ?f7"/>
              <draw:equation draw:name="f11" draw:formula="867813 * ?f6"/>
              <draw:equation draw:name="f12" draw:formula="433907 * ?f7"/>
              <draw:equation draw:name="f13" draw:formula="0 * ?f6"/>
              <draw:equation draw:name="f14" draw:formula="1579174 * ?f7"/>
              <draw:equation draw:name="f15" draw:formula="2013080 * ?f7"/>
              <draw:equation draw:name="f16" draw:formula="1735626 * ?f6"/>
              <draw:equation draw:name="f17" draw:formula="?f10 / 2013080"/>
              <draw:equation draw:name="f18" draw:formula="?f11 / 1735626"/>
              <draw:equation draw:name="f19" draw:formula="?f12 / 2013080"/>
              <draw:equation draw:name="f20" draw:formula="?f13 / 1735626"/>
              <draw:equation draw:name="f21" draw:formula="?f14 / 2013080"/>
              <draw:equation draw:name="f22" draw:formula="?f15 / 2013080"/>
              <draw:equation draw:name="f23" draw:formula="?f16 / 1735626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3.65102in" svg:y="19.16669in" svg:width="0.25776in" svg:height="0.22216in" draw:id="id92" draw:style-name="a459" draw:name="Freihandform: Form 22">
            <svg:title/>
            <svg:desc/>
            <text:p text:style-name="a458" text:class-names="" text:cond-style-name=""><text:span text:style-name="a457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1.71194in" svg:y="17.30921in" svg:width="2.20153in" svg:height="1.8981in" draw:id="id93" draw:style-name="a462" draw:name="Freihandform: Form 23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3.21071in" svg:y="18.95657in" svg:width="0.25776in" svg:height="0.22216in" draw:id="id94" draw:style-name="a465" draw:name="Freihandform: Form 24">
            <svg:title/>
            <svg:desc/>
            <text:p text:style-name="a464" text:class-names="" text:cond-style-name=""><text:span text:style-name="a463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5.46943in" svg:y="17.28664in" svg:width="2.20153in" svg:height="1.8981in" draw:id="id95" draw:style-name="a468" draw:name="Freihandform: Form 25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type="non-primitive" svg:viewBox="0 0 2013080 1735626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2013080"/>
              <draw:equation draw:name="f2" draw:formula="1735626"/>
              <draw:equation draw:name="f3" draw:formula="867813"/>
              <draw:equation draw:name="f4" draw:formula="433907"/>
              <draw:equation draw:name="f5" draw:formula="1579174"/>
              <draw:equation draw:name="f6" draw:formula="?f2 - ?f0"/>
              <draw:equation draw:name="f7" draw:formula="?f1 - ?f0"/>
              <draw:equation draw:name="f8" draw:formula="?f7 / 2013080"/>
              <draw:equation draw:name="f9" draw:formula="?f6 / 1735626"/>
              <draw:equation draw:name="f10" draw:formula="0 * ?f7"/>
              <draw:equation draw:name="f11" draw:formula="867813 * ?f6"/>
              <draw:equation draw:name="f12" draw:formula="433907 * ?f7"/>
              <draw:equation draw:name="f13" draw:formula="0 * ?f6"/>
              <draw:equation draw:name="f14" draw:formula="1579174 * ?f7"/>
              <draw:equation draw:name="f15" draw:formula="2013080 * ?f7"/>
              <draw:equation draw:name="f16" draw:formula="1735626 * ?f6"/>
              <draw:equation draw:name="f17" draw:formula="?f10 / 2013080"/>
              <draw:equation draw:name="f18" draw:formula="?f11 / 1735626"/>
              <draw:equation draw:name="f19" draw:formula="?f12 / 2013080"/>
              <draw:equation draw:name="f20" draw:formula="?f13 / 1735626"/>
              <draw:equation draw:name="f21" draw:formula="?f14 / 2013080"/>
              <draw:equation draw:name="f22" draw:formula="?f15 / 2013080"/>
              <draw:equation draw:name="f23" draw:formula="?f16 / 1735626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6.97447in" svg:y="18.932in" svg:width="0.25776in" svg:height="0.22216in" draw:id="id96" draw:style-name="a471" draw:name="Freihandform: Form 26">
            <svg:title/>
            <svg:desc/>
            <text:p text:style-name="a470" text:class-names="" text:cond-style-name=""><text:span text:style-name="a469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7.34504in" svg:y="18.32872in" svg:width="2.20153in" svg:height="1.8981in" draw:id="id97" draw:style-name="a474" draw:name="Freihandform: Form 27">
            <svg:title/>
            <svg:desc/>
            <text:p text:style-name="a473" text:class-names="" text:cond-style-name=""><text:span text:style-name="a472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7.40224in" svg:y="19.16669in" svg:width="0.25776in" svg:height="0.22216in" draw:id="id98" draw:style-name="a477" draw:name="Freihandform: Form 28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3.59382in" svg:y="16.24908in" svg:width="2.20153in" svg:height="1.8981in" draw:id="id99" draw:style-name="a480" draw:name="Freihandform: Form 29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type="non-primitive" svg:viewBox="0 0 2013080 1735626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2013080"/>
              <draw:equation draw:name="f2" draw:formula="1735626"/>
              <draw:equation draw:name="f3" draw:formula="867813"/>
              <draw:equation draw:name="f4" draw:formula="433907"/>
              <draw:equation draw:name="f5" draw:formula="1579174"/>
              <draw:equation draw:name="f6" draw:formula="?f2 - ?f0"/>
              <draw:equation draw:name="f7" draw:formula="?f1 - ?f0"/>
              <draw:equation draw:name="f8" draw:formula="?f7 / 2013080"/>
              <draw:equation draw:name="f9" draw:formula="?f6 / 1735626"/>
              <draw:equation draw:name="f10" draw:formula="0 * ?f7"/>
              <draw:equation draw:name="f11" draw:formula="867813 * ?f6"/>
              <draw:equation draw:name="f12" draw:formula="433907 * ?f7"/>
              <draw:equation draw:name="f13" draw:formula="0 * ?f6"/>
              <draw:equation draw:name="f14" draw:formula="1579174 * ?f7"/>
              <draw:equation draw:name="f15" draw:formula="2013080 * ?f7"/>
              <draw:equation draw:name="f16" draw:formula="1735626 * ?f6"/>
              <draw:equation draw:name="f17" draw:formula="?f10 / 2013080"/>
              <draw:equation draw:name="f18" draw:formula="?f11 / 1735626"/>
              <draw:equation draw:name="f19" draw:formula="?f12 / 2013080"/>
              <draw:equation draw:name="f20" draw:formula="?f13 / 1735626"/>
              <draw:equation draw:name="f21" draw:formula="?f14 / 2013080"/>
              <draw:equation draw:name="f22" draw:formula="?f15 / 2013080"/>
              <draw:equation draw:name="f23" draw:formula="?f16 / 1735626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5.08632in" svg:y="16.2902in" svg:width="0.25776in" svg:height="0.22216in" draw:id="id100" draw:style-name="a483" draw:name="Freihandform: Form 30">
            <svg:title/>
            <svg:desc/>
            <text:p text:style-name="a482" text:class-names="" text:cond-style-name=""><text:span text:style-name="a481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5.46943in" svg:y="15.21201in" svg:width="2.20153in" svg:height="1.8981in" draw:id="id101" draw:style-name="a486" draw:name="Freihandform: Form 31">
            <svg:title/>
            <svg:desc/>
            <text:p text:style-name="a485" text:class-names="" text:cond-style-name=""><text:span text:style-name="a484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5.53446in" svg:y="16.04548in" svg:width="0.25776in" svg:height="0.22216in" draw:id="id102" draw:style-name="a489" draw:name="Freihandform: Form 32">
            <svg:title/>
            <svg:desc/>
            <text:p text:style-name="a488" text:class-names="" text:cond-style-name=""><text:span text:style-name="a487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</draw:g>
        <draw:frame draw:id="id82" draw:style-name="a418" draw:name="Textfeld 33" svg:x="1.79611in" svg:y="12.50419in" svg:width="3.73138in" svg:height="1.12708in">
          <draw:text-box>
            <text:p text:style-name="a417" text:class-names="" text:cond-style-name=""><text:span text:style-name="a416" text:class-names="">Lorem ipsum dolor sit amet, consectetuer adipiscing elit. Maecenas porttitor congue massa.</text:span></text:p>
          </draw:text-box>
          <svg:title/>
          <svg:desc/>
        </draw:frame>
        <draw:frame draw:id="id83" draw:style-name="a421" draw:name="Textfeld 34" svg:x="6.42084in" svg:y="12.52698in" svg:width="3.73138in" svg:height="1.12708in">
          <draw:text-box>
            <text:p text:style-name="a420" text:class-names="" text:cond-style-name=""><text:span text:style-name="a419" text:class-names="">Lorem ipsum dolor sit amet, consectetuer adipiscing elit. Maecenas porttitor congue massa.</text:span></text:p>
          </draw:text-box>
          <svg:title/>
          <svg:desc/>
        </draw:frame>
        <draw:frame draw:id="id84" draw:style-name="a424" draw:name="Textfeld 35" svg:x="11.07216in" svg:y="12.49827in" svg:width="3.73138in" svg:height="1.12708in">
          <draw:text-box>
            <text:p text:style-name="a423" text:class-names="" text:cond-style-name=""><text:span text:style-name="a422" text:class-names="">Lorem ipsum dolor sit amet, consectetuer adipiscing elit. Maecenas porttitor congue massa.</text:span></text:p>
          </draw:text-box>
          <svg:title/>
          <svg:desc/>
        </draw:frame>
        <draw:frame draw:id="id85" draw:style-name="a431" draw:name="Textfeld 36" svg:x="10.35193in" svg:y="15.95332in" svg:width="4.45161in" svg:height="3.62408in">
          <draw:text-box>
            <text:p text:style-name="a426" text:class-names="" text:cond-style-name=""><text:span text:style-name="a425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428" text:class-names="" text:cond-style-name=""><text:span text:style-name="a427" text:class-names="">Nunc viverra imperdiet enim. Fusce est. Vivamus a tellus.</text:span></text:p>
            <text:p text:style-name="a430" text:class-names="" text:cond-style-name=""><text:span text:style-name="a429" text:class-names="">Pellentesque habitant morbi tristique senectus et netus et malesuada fames ac turpis egestas. Proin pharetra nonummy pede. Mauris et orci.</text:span></text:p>
          </draw:text-box>
          <svg:title/>
          <svg:desc/>
        </draw:frame>
        <draw:frame draw:id="id86" draw:style-name="a441" draw:name="Textfeld 37" svg:x="0.53645in" svg:y="21.31463in" svg:width="9.36513in" svg:height="1.77726in">
          <draw:text-box>
            <text:list text:style-name="a434">
              <text:list-item>
                <text:p text:style-name="a433" text:class-names="" text:cond-style-name=""><text:span text:style-name="a432" text:class-names="">Lorem ipsum dolor sit amet, consectetuer adipiscing elit. Maecenas porttitor congue massa. Fusce posuere, magna sed pulvinar ultricies, purus lectus malesuada libero, sit amet commodo magna eros quis urna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Lorem ipsum dolor sit amet, consectetuer adipiscing elit. Maecenas porttitor congue massa. Fusce posuere, magna sed pulvinar ultricies, purus lectus malesuada libero, sit amet commodo magna eros quis urna.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Lorem ipsum dolor sit amet, consectetuer adipiscing elit. Maecenas porttitor congue massa. Fusce posuere, magna sed pulvinar ultricies, purus lectus malesuada libero, sit amet commodo magna eros quis urna.</text:span></text:p>
              </text:list-item>
            </text:list>
          </draw:text-box>
          <svg:title/>
          <svg:desc/>
        </draw:frame>
        <draw:frame draw:id="id87" draw:style-name="a444" draw:name="Textfeld 38" svg:x="0.53645in" svg:y="20.90807in" svg:width="2.58029in" svg:height="0.35342in">
          <draw:text-box>
            <text:p text:style-name="a443" text:class-names="" text:cond-style-name=""><text:span text:style-name="a442" text:class-names="">Literatur</text:span></text:p>
          </draw:text-box>
          <svg:title/>
          <svg:desc/>
        </draw:frame>
        <draw:frame draw:id="id88" draw:style-name="a447" draw:name="Textfeld 39" svg:x="10.35193in" svg:y="21.87082in" svg:width="5.61202in" svg:height="0.92148in">
          <draw:text-box>
            <text:p text:style-name="a446" text:class-names="" text:cond-style-name=""><text:span text:style-name="a445" text:class-names="">Lorem ipsum dolor sit amet, consectetuer adipiscing elit. Maecenas porttitor congue massa. Fusce posuere, magna sed pulvinar ultricies, purus lectus malesuada libero, sit amet commodo magna eros quis urna.</text:span></text:p>
          </draw:text-box>
          <svg:title/>
          <svg:desc/>
        </draw:frame>
        <draw:frame draw:id="id89" draw:style-name="a450" draw:name="Textfeld 40" svg:x="10.35106in" svg:y="21.53463in" svg:width="2.58029in" svg:height="0.35342in">
          <draw:text-box>
            <text:p text:style-name="a449" text:class-names="" text:cond-style-name=""><text:span text:style-name="a448" text:class-names="">Kontakt</text:span></text:p>
          </draw:text-box>
          <svg:title/>
          <svg:desc/>
        </draw:frame>
      </draw:page>
      <draw:page draw:name="Slide2" draw:style-name="a490" draw:master-page-name="Master1-Layout2-obj-Titel-und-Inhalt" presentation:presentation-page-layout-name="Master1-PPL2" draw:id="Slide-257">
        <draw:frame draw:id="id103" draw:style-name="a493" draw:name="Textfeld 3" svg:x="5.53871in" svg:y="2.29326in" svg:width="9.28193in" svg:height="0.78818in">
          <draw:text-box>
            <text:p text:style-name="a492" text:class-names="" text:cond-style-name=""><text:span text:style-name="a491" text:class-names="">Titel</text:span></text:p>
          </draw:text-box>
          <svg:title/>
          <svg:desc/>
        </draw:frame>
        <draw:frame draw:id="id104" draw:style-name="a497" draw:name="Textfeld 4" svg:x="6.20949in" svg:y="4.12865in" svg:width="7.29418in" svg:height="0.57641in">
          <draw:text-box>
            <text:p text:style-name="a496" text:class-names="" text:cond-style-name=""><text:span text:style-name="a494" text:class-names="">Untertitel</text:span><text:span text:style-name="a495" text:class-names=""/></text:p>
          </draw:text-box>
          <svg:title/>
          <svg:desc/>
        </draw:frame>
        <draw:frame draw:id="id105" draw:style-name="a501" draw:name="Textfeld 13" svg:x="8.47656in" svg:y="9.09813in" svg:width="6.32933in" svg:height="0.35342in">
          <draw:text-box>
            <text:p text:style-name="a500" text:class-names="" text:cond-style-name=""><text:span text:style-name="a498" text:class-names="">Sample</text:span><text:span text:style-name="a499" text:class-names=""/></text:p>
          </draw:text-box>
          <svg:title/>
          <svg:desc/>
        </draw:frame>
        <draw:frame draw:id="id106" draw:style-name="a505" draw:name="Textfeld 14" svg:x="1.79511in" svg:y="9.09813in" svg:width="6.34148in" svg:height="0.35342in">
          <draw:text-box>
            <text:p text:style-name="a504" text:class-names="" text:cond-style-name=""><text:span text:style-name="a502" text:class-names="">Forschungsfeld</text:span><text:span text:style-name="a503" text:class-names=""/></text:p>
          </draw:text-box>
          <svg:title/>
          <svg:desc/>
        </draw:frame>
        <draw:frame draw:id="id107" draw:style-name="a509" draw:name="Textfeld 15" svg:x="1.80732in" svg:y="6.00711in" svg:width="6.32927in" svg:height="0.35342in">
          <draw:text-box>
            <text:p text:style-name="a508" text:class-names="" text:cond-style-name=""><text:span text:style-name="a506" text:class-names="">Hintergrund</text:span><text:span text:style-name="a507" text:class-names=""/></text:p>
          </draw:text-box>
          <svg:title/>
          <svg:desc/>
        </draw:frame>
        <draw:frame draw:id="id108" draw:style-name="a513" draw:name="Textfeld 16" svg:x="8.47657in" svg:y="6.00706in" svg:width="6.32927in" svg:height="0.35342in">
          <draw:text-box>
            <text:p text:style-name="a512" text:class-names="" text:cond-style-name=""><text:span text:style-name="a510" text:class-names="">Forschungsgegenstand</text:span><text:span text:style-name="a511" text:class-names=""/></text:p>
          </draw:text-box>
          <svg:title/>
          <svg:desc/>
        </draw:frame>
        <draw:frame draw:id="id109" draw:style-name="a517" draw:name="Textfeld 17" svg:x="1.80732in" svg:y="3.05701in" svg:width="3.45666in" svg:height="0.35342in">
          <draw:text-box>
            <text:p text:style-name="a516" text:class-names="" text:cond-style-name=""><text:span text:style-name="a514" text:class-names="">Forschungsfrage</text:span><text:span text:style-name="a515" text:class-names=""/></text:p>
          </draw:text-box>
          <svg:title/>
          <svg:desc/>
        </draw:frame>
        <draw:frame draw:id="id110" draw:style-name="a520" draw:name="Textfeld 18" svg:x="1.7849in" svg:y="12.18454in" svg:width="3.7538in" svg:height="0.35342in">
          <draw:text-box>
            <text:p text:style-name="a519" text:class-names="" text:cond-style-name=""><text:span text:style-name="a518" text:class-names="">Vorbereitung der Datenerhebung</text:span></text:p>
          </draw:text-box>
          <svg:title/>
          <svg:desc/>
        </draw:frame>
        <draw:frame draw:id="id111" draw:style-name="a524" draw:name="Textfeld 19" svg:x="11.06095in" svg:y="12.17809in" svg:width="3.7538in" svg:height="0.35342in">
          <draw:text-box>
            <text:p text:style-name="a523" text:class-names="" text:cond-style-name=""><text:span text:style-name="a521" text:class-names="">Datenauswertung</text:span><text:span text:style-name="a522" text:class-names=""/></text:p>
          </draw:text-box>
          <svg:title/>
          <svg:desc/>
        </draw:frame>
        <draw:frame draw:id="id112" draw:style-name="a527" draw:name="Textfeld 20" svg:x="6.40963in" svg:y="12.18114in" svg:width="3.7538in" svg:height="0.35342in">
          <draw:text-box>
            <text:p text:style-name="a526" text:class-names="" text:cond-style-name=""><text:span text:style-name="a525" text:class-names="">Datenerhebung</text:span></text:p>
          </draw:text-box>
          <svg:title/>
          <svg:desc/>
        </draw:frame>
        <draw:custom-shape svg:x="0.53645in" svg:y="0.51348in" svg:width="5.11349in" svg:height="1.94663in" draw:id="id113" draw:style-name="a530" draw:name="Rechteck 21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625" draw:name="Textfeld 22" svg:x="1.80732in" svg:y="6.31831in" svg:width="6.32927in" svg:height="2.55394in">
          <draw:text-box>
            <text:p text:style-name="a579" text:class-names="" text:cond-style-name=""><text:span text:style-name="a531" text:class-names="">Lorem</text:span><text:span text:style-name="a532" text:class-names=""><text:s text:c="1"/></text:span><text:span text:style-name="a533" text:class-names="">ipsum</text:span><text:span text:style-name="a534" text:class-names=""><text:s text:c="1"/></text:span><text:span text:style-name="a535" text:class-names="">dolor</text:span><text:span text:style-name="a536" text:class-names=""><text:s text:c="1"/></text:span><text:span text:style-name="a537" text:class-names="">sit</text:span><text:span text:style-name="a538" text:class-names=""><text:s text:c="1"/></text:span><text:span text:style-name="a539" text:class-names="">amet</text:span><text:span text:style-name="a540" text:class-names="">,<text:s text:c="1"/></text:span><text:span text:style-name="a541" text:class-names="">consectetuer</text:span><text:span text:style-name="a542" text:class-names=""><text:s text:c="1"/></text:span><text:span text:style-name="a543" text:class-names="">adipiscing</text:span><text:span text:style-name="a544" text:class-names=""><text:s text:c="1"/></text:span><text:span text:style-name="a545" text:class-names="">elit</text:span><text:span text:style-name="a546" text:class-names="">. Maecenas<text:s text:c="1"/></text:span><text:span text:style-name="a547" text:class-names="">porttitor</text:span><text:span text:style-name="a548" text:class-names=""><text:s text:c="1"/></text:span><text:span text:style-name="a549" text:class-names="">congue</text:span><text:span text:style-name="a550" text:class-names=""><text:s text:c="1"/></text:span><text:span text:style-name="a551" text:class-names="">massa</text:span><text:span text:style-name="a552" text:class-names="">.<text:s text:c="1"/></text:span><text:span text:style-name="a553" text:class-names="">Fusce</text:span><text:span text:style-name="a554" text:class-names=""><text:s text:c="1"/></text:span><text:span text:style-name="a555" text:class-names="">posuere</text:span><text:span text:style-name="a556" text:class-names="">, magna sed<text:s text:c="1"/></text:span><text:span text:style-name="a557" text:class-names="">pulvinar</text:span><text:span text:style-name="a558" text:class-names=""><text:s text:c="1"/></text:span><text:span text:style-name="a559" text:class-names="">ultricies</text:span><text:span text:style-name="a560" text:class-names="">,<text:s text:c="1"/></text:span><text:span text:style-name="a561" text:class-names="">purus</text:span><text:span text:style-name="a562" text:class-names=""><text:s text:c="1"/></text:span><text:span text:style-name="a563" text:class-names="">lectus</text:span><text:span text:style-name="a564" text:class-names=""><text:s text:c="1"/></text:span><text:span text:style-name="a565" text:class-names="">malesuada</text:span><text:span text:style-name="a566" text:class-names=""><text:s text:c="1"/></text:span><text:span text:style-name="a567" text:class-names="">libero</text:span><text:span text:style-name="a568" text:class-names="">,<text:s text:c="1"/></text:span><text:span text:style-name="a569" text:class-names="">sit</text:span><text:span text:style-name="a570" text:class-names=""><text:s text:c="1"/></text:span><text:span text:style-name="a571" text:class-names="">amet</text:span><text:span text:style-name="a572" text:class-names=""><text:s text:c="1"/>commodo magna<text:s text:c="1"/></text:span><text:span text:style-name="a573" text:class-names="">eros</text:span><text:span text:style-name="a574" text:class-names=""><text:s text:c="1"/></text:span><text:span text:style-name="a575" text:class-names="">quis</text:span><text:span text:style-name="a576" text:class-names=""><text:s text:c="1"/></text:span><text:span text:style-name="a577" text:class-names="">urna</text:span><text:span text:style-name="a578" text:class-names="">.</text:span></text:p>
            <text:p text:style-name="a594" text:class-names="" text:cond-style-name=""><text:span text:style-name="a580" text:class-names="">Nunc</text:span><text:span text:style-name="a581" text:class-names=""><text:s text:c="1"/></text:span><text:span text:style-name="a582" text:class-names="">viverra</text:span><text:span text:style-name="a583" text:class-names=""><text:s text:c="1"/></text:span><text:span text:style-name="a584" text:class-names="">imperdiet</text:span><text:span text:style-name="a585" text:class-names=""><text:s text:c="1"/></text:span><text:span text:style-name="a586" text:class-names="">enim</text:span><text:span text:style-name="a587" text:class-names="">.<text:s text:c="1"/></text:span><text:span text:style-name="a588" text:class-names="">Fusce</text:span><text:span text:style-name="a589" text:class-names=""><text:s text:c="1"/>est.<text:s text:c="1"/></text:span><text:span text:style-name="a590" text:class-names="">Vivamus</text:span><text:span text:style-name="a591" text:class-names=""><text:s text:c="1"/>a<text:s text:c="1"/></text:span><text:span text:style-name="a592" text:class-names="">tellus</text:span><text:span text:style-name="a593" text:class-names="">.</text:span></text:p>
            <text:p text:style-name="a624" text:class-names="" text:cond-style-name=""><text:span text:style-name="a595" text:class-names="">Pellentesque</text:span><text:span text:style-name="a596" text:class-names=""><text:s text:c="1"/></text:span><text:span text:style-name="a597" text:class-names="">habitant</text:span><text:span text:style-name="a598" text:class-names=""><text:s text:c="1"/></text:span><text:span text:style-name="a599" text:class-names="">morbi</text:span><text:span text:style-name="a600" text:class-names=""><text:s text:c="1"/></text:span><text:span text:style-name="a601" text:class-names="">tristique</text:span><text:span text:style-name="a602" text:class-names=""><text:s text:c="1"/></text:span><text:span text:style-name="a603" text:class-names="">senectus</text:span><text:span text:style-name="a604" text:class-names=""><text:s text:c="1"/>et<text:s text:c="1"/></text:span><text:span text:style-name="a605" text:class-names="">netus</text:span><text:span text:style-name="a606" text:class-names=""><text:s text:c="1"/>et<text:s text:c="1"/></text:span><text:span text:style-name="a607" text:class-names="">malesuada</text:span><text:span text:style-name="a608" text:class-names=""><text:s text:c="1"/></text:span><text:span text:style-name="a609" text:class-names="">fames</text:span><text:span text:style-name="a610" text:class-names=""><text:s text:c="1"/></text:span><text:span text:style-name="a611" text:class-names="">ac</text:span><text:span text:style-name="a612" text:class-names=""><text:s text:c="1"/></text:span><text:span text:style-name="a613" text:class-names="">turpis</text:span><text:span text:style-name="a614" text:class-names=""><text:s text:c="1"/></text:span><text:span text:style-name="a615" text:class-names="">egestas</text:span><text:span text:style-name="a616" text:class-names="">.<text:s text:c="1"/></text:span><text:span text:style-name="a617" text:class-names="">Proin</text:span><text:span text:style-name="a618" text:class-names=""><text:s text:c="1"/></text:span><text:span text:style-name="a619" text:class-names="">pharetra</text:span><text:span text:style-name="a620" text:class-names=""><text:s text:c="1"/></text:span><text:span text:style-name="a621" text:class-names="">nonummy</text:span><text:span text:style-name="a622" text:class-names=""><text:s text:c="1"/>pede.<text:s text:c="1"/></text:span><text:span text:style-name="a623" text:class-names=""/></text:p>
          </draw:text-box>
          <svg:title/>
          <svg:desc/>
        </draw:frame>
        <draw:frame draw:id="id115" draw:style-name="a719" draw:name="Textfeld 23" svg:x="8.47656in" svg:y="6.30441in" svg:width="6.33177in" svg:height="2.55394in">
          <draw:text-box>
            <text:p text:style-name="a674" text:class-names="" text:cond-style-name=""><text:span text:style-name="a626" text:class-names="">Lorem</text:span><text:span text:style-name="a627" text:class-names=""><text:s text:c="1"/></text:span><text:span text:style-name="a628" text:class-names="">ipsum</text:span><text:span text:style-name="a629" text:class-names=""><text:s text:c="1"/></text:span><text:span text:style-name="a630" text:class-names="">dolor</text:span><text:span text:style-name="a631" text:class-names=""><text:s text:c="1"/></text:span><text:span text:style-name="a632" text:class-names="">sit</text:span><text:span text:style-name="a633" text:class-names=""><text:s text:c="1"/></text:span><text:span text:style-name="a634" text:class-names="">amet</text:span><text:span text:style-name="a635" text:class-names="">,<text:s text:c="1"/></text:span><text:span text:style-name="a636" text:class-names="">consectetuer</text:span><text:span text:style-name="a637" text:class-names=""><text:s text:c="1"/></text:span><text:span text:style-name="a638" text:class-names="">adipiscing</text:span><text:span text:style-name="a639" text:class-names=""><text:s text:c="1"/></text:span><text:span text:style-name="a640" text:class-names="">elit</text:span><text:span text:style-name="a641" text:class-names="">. Maecenas<text:s text:c="1"/></text:span><text:span text:style-name="a642" text:class-names="">porttitor</text:span><text:span text:style-name="a643" text:class-names=""><text:s text:c="1"/></text:span><text:span text:style-name="a644" text:class-names="">congue</text:span><text:span text:style-name="a645" text:class-names=""><text:s text:c="1"/></text:span><text:span text:style-name="a646" text:class-names="">massa</text:span><text:span text:style-name="a647" text:class-names="">.<text:s text:c="1"/></text:span><text:span text:style-name="a648" text:class-names="">Fusce</text:span><text:span text:style-name="a649" text:class-names=""><text:s text:c="1"/></text:span><text:span text:style-name="a650" text:class-names="">posuere</text:span><text:span text:style-name="a651" text:class-names="">, magna sed<text:s text:c="1"/></text:span><text:span text:style-name="a652" text:class-names="">pulvinar</text:span><text:span text:style-name="a653" text:class-names=""><text:s text:c="1"/></text:span><text:span text:style-name="a654" text:class-names="">ultricies</text:span><text:span text:style-name="a655" text:class-names="">,<text:s text:c="1"/></text:span><text:span text:style-name="a656" text:class-names="">purus</text:span><text:span text:style-name="a657" text:class-names=""><text:s text:c="1"/></text:span><text:span text:style-name="a658" text:class-names="">lectus</text:span><text:span text:style-name="a659" text:class-names=""><text:s text:c="1"/></text:span><text:span text:style-name="a660" text:class-names="">malesuada</text:span><text:span text:style-name="a661" text:class-names=""><text:s text:c="1"/></text:span><text:span text:style-name="a662" text:class-names="">libero</text:span><text:span text:style-name="a663" text:class-names="">,<text:s text:c="1"/></text:span><text:span text:style-name="a664" text:class-names="">sit</text:span><text:span text:style-name="a665" text:class-names=""><text:s text:c="1"/></text:span><text:span text:style-name="a666" text:class-names="">amet</text:span><text:span text:style-name="a667" text:class-names=""><text:s text:c="1"/>commodo magna<text:s text:c="1"/></text:span><text:span text:style-name="a668" text:class-names="">eros</text:span><text:span text:style-name="a669" text:class-names=""><text:s text:c="1"/></text:span><text:span text:style-name="a670" text:class-names="">quis</text:span><text:span text:style-name="a671" text:class-names=""><text:s text:c="1"/></text:span><text:span text:style-name="a672" text:class-names="">urna</text:span><text:span text:style-name="a673" text:class-names="">.</text:span></text:p>
            <text:p text:style-name="a689" text:class-names="" text:cond-style-name=""><text:span text:style-name="a675" text:class-names="">Nunc</text:span><text:span text:style-name="a676" text:class-names=""><text:s text:c="1"/></text:span><text:span text:style-name="a677" text:class-names="">viverra</text:span><text:span text:style-name="a678" text:class-names=""><text:s text:c="1"/></text:span><text:span text:style-name="a679" text:class-names="">imperdiet</text:span><text:span text:style-name="a680" text:class-names=""><text:s text:c="1"/></text:span><text:span text:style-name="a681" text:class-names="">enim</text:span><text:span text:style-name="a682" text:class-names="">.<text:s text:c="1"/></text:span><text:span text:style-name="a683" text:class-names="">Fusce</text:span><text:span text:style-name="a684" text:class-names=""><text:s text:c="1"/>est.<text:s text:c="1"/></text:span><text:span text:style-name="a685" text:class-names="">Vivamus</text:span><text:span text:style-name="a686" text:class-names=""><text:s text:c="1"/>a<text:s text:c="1"/></text:span><text:span text:style-name="a687" text:class-names="">tellus</text:span><text:span text:style-name="a688" text:class-names="">.</text:span></text:p>
            <text:p text:style-name="a718" text:class-names="" text:cond-style-name=""><text:span text:style-name="a690" text:class-names="">Pellentesque</text:span><text:span text:style-name="a691" text:class-names=""><text:s text:c="1"/></text:span><text:span text:style-name="a692" text:class-names="">habitant</text:span><text:span text:style-name="a693" text:class-names=""><text:s text:c="1"/></text:span><text:span text:style-name="a694" text:class-names="">morbi</text:span><text:span text:style-name="a695" text:class-names=""><text:s text:c="1"/></text:span><text:span text:style-name="a696" text:class-names="">tristique</text:span><text:span text:style-name="a697" text:class-names=""><text:s text:c="1"/></text:span><text:span text:style-name="a698" text:class-names="">senectus</text:span><text:span text:style-name="a699" text:class-names=""><text:s text:c="1"/>et<text:s text:c="1"/></text:span><text:span text:style-name="a700" text:class-names="">netus</text:span><text:span text:style-name="a701" text:class-names=""><text:s text:c="1"/>et<text:s text:c="1"/></text:span><text:span text:style-name="a702" text:class-names="">malesuada</text:span><text:span text:style-name="a703" text:class-names=""><text:s text:c="1"/></text:span><text:span text:style-name="a704" text:class-names="">fames</text:span><text:span text:style-name="a705" text:class-names=""><text:s text:c="1"/></text:span><text:span text:style-name="a706" text:class-names="">ac</text:span><text:span text:style-name="a707" text:class-names=""><text:s text:c="1"/></text:span><text:span text:style-name="a708" text:class-names="">turpis</text:span><text:span text:style-name="a709" text:class-names=""><text:s text:c="1"/></text:span><text:span text:style-name="a710" text:class-names="">egestas</text:span><text:span text:style-name="a711" text:class-names="">.<text:s text:c="1"/></text:span><text:span text:style-name="a712" text:class-names="">Proin</text:span><text:span text:style-name="a713" text:class-names=""><text:s text:c="1"/></text:span><text:span text:style-name="a714" text:class-names="">pharetra</text:span><text:span text:style-name="a715" text:class-names=""><text:s text:c="1"/></text:span><text:span text:style-name="a716" text:class-names="">nonummy</text:span><text:span text:style-name="a717" text:class-names=""><text:s text:c="1"/>pede.<text:s text:c="1"/></text:span></text:p>
          </draw:text-box>
          <svg:title/>
          <svg:desc/>
        </draw:frame>
        <draw:frame draw:id="id116" draw:style-name="a813" draw:name="Textfeld 24" svg:x="1.7951in" svg:y="9.42197in" svg:width="6.34149in" svg:height="2.55394in">
          <draw:text-box>
            <text:p text:style-name="a768" text:class-names="" text:cond-style-name=""><text:span text:style-name="a720" text:class-names="">Lorem</text:span><text:span text:style-name="a721" text:class-names=""><text:s text:c="1"/></text:span><text:span text:style-name="a722" text:class-names="">ipsum</text:span><text:span text:style-name="a723" text:class-names=""><text:s text:c="1"/></text:span><text:span text:style-name="a724" text:class-names="">dolor</text:span><text:span text:style-name="a725" text:class-names=""><text:s text:c="1"/></text:span><text:span text:style-name="a726" text:class-names="">sit</text:span><text:span text:style-name="a727" text:class-names=""><text:s text:c="1"/></text:span><text:span text:style-name="a728" text:class-names="">amet</text:span><text:span text:style-name="a729" text:class-names="">,<text:s text:c="1"/></text:span><text:span text:style-name="a730" text:class-names="">consectetuer</text:span><text:span text:style-name="a731" text:class-names=""><text:s text:c="1"/></text:span><text:span text:style-name="a732" text:class-names="">adipiscing</text:span><text:span text:style-name="a733" text:class-names=""><text:s text:c="1"/></text:span><text:span text:style-name="a734" text:class-names="">elit</text:span><text:span text:style-name="a735" text:class-names="">. Maecenas<text:s text:c="1"/></text:span><text:span text:style-name="a736" text:class-names="">porttitor</text:span><text:span text:style-name="a737" text:class-names=""><text:s text:c="1"/></text:span><text:span text:style-name="a738" text:class-names="">congue</text:span><text:span text:style-name="a739" text:class-names=""><text:s text:c="1"/></text:span><text:span text:style-name="a740" text:class-names="">massa</text:span><text:span text:style-name="a741" text:class-names="">.<text:s text:c="1"/></text:span><text:span text:style-name="a742" text:class-names="">Fusce</text:span><text:span text:style-name="a743" text:class-names=""><text:s text:c="1"/></text:span><text:span text:style-name="a744" text:class-names="">posuere</text:span><text:span text:style-name="a745" text:class-names="">, magna sed<text:s text:c="1"/></text:span><text:span text:style-name="a746" text:class-names="">pulvinar</text:span><text:span text:style-name="a747" text:class-names=""><text:s text:c="1"/></text:span><text:span text:style-name="a748" text:class-names="">ultricies</text:span><text:span text:style-name="a749" text:class-names="">,<text:s text:c="1"/></text:span><text:span text:style-name="a750" text:class-names="">purus</text:span><text:span text:style-name="a751" text:class-names=""><text:s text:c="1"/></text:span><text:span text:style-name="a752" text:class-names="">lectus</text:span><text:span text:style-name="a753" text:class-names=""><text:s text:c="1"/></text:span><text:span text:style-name="a754" text:class-names="">malesuada</text:span><text:span text:style-name="a755" text:class-names=""><text:s text:c="1"/></text:span><text:span text:style-name="a756" text:class-names="">libero</text:span><text:span text:style-name="a757" text:class-names="">,<text:s text:c="1"/></text:span><text:span text:style-name="a758" text:class-names="">sit</text:span><text:span text:style-name="a759" text:class-names=""><text:s text:c="1"/></text:span><text:span text:style-name="a760" text:class-names="">amet</text:span><text:span text:style-name="a761" text:class-names=""><text:s text:c="1"/>commodo magna<text:s text:c="1"/></text:span><text:span text:style-name="a762" text:class-names="">eros</text:span><text:span text:style-name="a763" text:class-names=""><text:s text:c="1"/></text:span><text:span text:style-name="a764" text:class-names="">quis</text:span><text:span text:style-name="a765" text:class-names=""><text:s text:c="1"/></text:span><text:span text:style-name="a766" text:class-names="">urna</text:span><text:span text:style-name="a767" text:class-names="">.</text:span></text:p>
            <text:p text:style-name="a783" text:class-names="" text:cond-style-name=""><text:span text:style-name="a769" text:class-names="">Nunc</text:span><text:span text:style-name="a770" text:class-names=""><text:s text:c="1"/></text:span><text:span text:style-name="a771" text:class-names="">viverra</text:span><text:span text:style-name="a772" text:class-names=""><text:s text:c="1"/></text:span><text:span text:style-name="a773" text:class-names="">imperdiet</text:span><text:span text:style-name="a774" text:class-names=""><text:s text:c="1"/></text:span><text:span text:style-name="a775" text:class-names="">enim</text:span><text:span text:style-name="a776" text:class-names="">.<text:s text:c="1"/></text:span><text:span text:style-name="a777" text:class-names="">Fusce</text:span><text:span text:style-name="a778" text:class-names=""><text:s text:c="1"/>est.<text:s text:c="1"/></text:span><text:span text:style-name="a779" text:class-names="">Vivamus</text:span><text:span text:style-name="a780" text:class-names=""><text:s text:c="1"/>a<text:s text:c="1"/></text:span><text:span text:style-name="a781" text:class-names="">tellus</text:span><text:span text:style-name="a782" text:class-names="">.</text:span></text:p>
            <text:p text:style-name="a812" text:class-names="" text:cond-style-name=""><text:span text:style-name="a784" text:class-names="">Pellentesque</text:span><text:span text:style-name="a785" text:class-names=""><text:s text:c="1"/></text:span><text:span text:style-name="a786" text:class-names="">habitant</text:span><text:span text:style-name="a787" text:class-names=""><text:s text:c="1"/></text:span><text:span text:style-name="a788" text:class-names="">morbi</text:span><text:span text:style-name="a789" text:class-names=""><text:s text:c="1"/></text:span><text:span text:style-name="a790" text:class-names="">tristique</text:span><text:span text:style-name="a791" text:class-names=""><text:s text:c="1"/></text:span><text:span text:style-name="a792" text:class-names="">senectus</text:span><text:span text:style-name="a793" text:class-names=""><text:s text:c="1"/>et<text:s text:c="1"/></text:span><text:span text:style-name="a794" text:class-names="">netus</text:span><text:span text:style-name="a795" text:class-names=""><text:s text:c="1"/>et<text:s text:c="1"/></text:span><text:span text:style-name="a796" text:class-names="">malesuada</text:span><text:span text:style-name="a797" text:class-names=""><text:s text:c="1"/></text:span><text:span text:style-name="a798" text:class-names="">fames</text:span><text:span text:style-name="a799" text:class-names=""><text:s text:c="1"/></text:span><text:span text:style-name="a800" text:class-names="">ac</text:span><text:span text:style-name="a801" text:class-names=""><text:s text:c="1"/></text:span><text:span text:style-name="a802" text:class-names="">turpis</text:span><text:span text:style-name="a803" text:class-names=""><text:s text:c="1"/></text:span><text:span text:style-name="a804" text:class-names="">egestas</text:span><text:span text:style-name="a805" text:class-names="">.<text:s text:c="1"/></text:span><text:span text:style-name="a806" text:class-names="">Proin</text:span><text:span text:style-name="a807" text:class-names=""><text:s text:c="1"/></text:span><text:span text:style-name="a808" text:class-names="">pharetra</text:span><text:span text:style-name="a809" text:class-names=""><text:s text:c="1"/></text:span><text:span text:style-name="a810" text:class-names="">nonummy</text:span><text:span text:style-name="a811" text:class-names=""><text:s text:c="1"/>pede.<text:s text:c="1"/></text:span></text:p>
          </draw:text-box>
          <svg:title/>
          <svg:desc/>
        </draw:frame>
        <draw:frame draw:id="id117" draw:style-name="a818" draw:name="Textfeld 28" svg:x="1.80732in" svg:y="3.46975in" svg:width="3.45666in" svg:height="2.35493in">
          <draw:text-box>
            <text:p text:style-name="a815" text:class-names="" text:cond-style-name=""><text:span text:style-name="a814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817" text:class-names="" text:cond-style-name=""><text:span text:style-name="a816" text:class-names="">Nunc viverra imperdiet enim. Fusce est. Vivamus a tellus.</text:span></text:p>
          </draw:text-box>
          <svg:title/>
          <svg:desc/>
        </draw:frame>
        <draw:frame draw:id="id118" draw:style-name="a914" draw:name="Textfeld 29" svg:x="8.47656in" svg:y="9.42592in" svg:width="6.34149in" svg:height="2.55394in">
          <draw:text-box>
            <text:p text:style-name="a867" text:class-names="" text:cond-style-name=""><text:span text:style-name="a819" text:class-names="">Lorem</text:span><text:span text:style-name="a820" text:class-names=""><text:s text:c="1"/></text:span><text:span text:style-name="a821" text:class-names="">ipsum</text:span><text:span text:style-name="a822" text:class-names=""><text:s text:c="1"/></text:span><text:span text:style-name="a823" text:class-names="">dolor</text:span><text:span text:style-name="a824" text:class-names=""><text:s text:c="1"/></text:span><text:span text:style-name="a825" text:class-names="">sit</text:span><text:span text:style-name="a826" text:class-names=""><text:s text:c="1"/></text:span><text:span text:style-name="a827" text:class-names="">amet</text:span><text:span text:style-name="a828" text:class-names="">,<text:s text:c="1"/></text:span><text:span text:style-name="a829" text:class-names="">consectetuer</text:span><text:span text:style-name="a830" text:class-names=""><text:s text:c="1"/></text:span><text:span text:style-name="a831" text:class-names="">adipiscing</text:span><text:span text:style-name="a832" text:class-names=""><text:s text:c="1"/></text:span><text:span text:style-name="a833" text:class-names="">elit</text:span><text:span text:style-name="a834" text:class-names="">. Maecenas<text:s text:c="1"/></text:span><text:span text:style-name="a835" text:class-names="">porttitor</text:span><text:span text:style-name="a836" text:class-names=""><text:s text:c="1"/></text:span><text:span text:style-name="a837" text:class-names="">congue</text:span><text:span text:style-name="a838" text:class-names=""><text:s text:c="1"/></text:span><text:span text:style-name="a839" text:class-names="">massa</text:span><text:span text:style-name="a840" text:class-names="">.<text:s text:c="1"/></text:span><text:span text:style-name="a841" text:class-names="">Fusce</text:span><text:span text:style-name="a842" text:class-names=""><text:s text:c="1"/></text:span><text:span text:style-name="a843" text:class-names="">posuere</text:span><text:span text:style-name="a844" text:class-names="">, magna sed<text:s text:c="1"/></text:span><text:span text:style-name="a845" text:class-names="">pulvinar</text:span><text:span text:style-name="a846" text:class-names=""><text:s text:c="1"/></text:span><text:span text:style-name="a847" text:class-names="">ultricies</text:span><text:span text:style-name="a848" text:class-names="">,<text:s text:c="1"/></text:span><text:span text:style-name="a849" text:class-names="">purus</text:span><text:span text:style-name="a850" text:class-names=""><text:s text:c="1"/></text:span><text:span text:style-name="a851" text:class-names="">lectus</text:span><text:span text:style-name="a852" text:class-names=""><text:s text:c="1"/></text:span><text:span text:style-name="a853" text:class-names="">malesuada</text:span><text:span text:style-name="a854" text:class-names=""><text:s text:c="1"/></text:span><text:span text:style-name="a855" text:class-names="">libero</text:span><text:span text:style-name="a856" text:class-names="">,<text:s text:c="1"/></text:span><text:span text:style-name="a857" text:class-names="">sit</text:span><text:span text:style-name="a858" text:class-names=""><text:s text:c="1"/></text:span><text:span text:style-name="a859" text:class-names="">amet</text:span><text:span text:style-name="a860" text:class-names=""><text:s text:c="1"/>commodo magna<text:s text:c="1"/></text:span><text:span text:style-name="a861" text:class-names="">eros</text:span><text:span text:style-name="a862" text:class-names=""><text:s text:c="1"/></text:span><text:span text:style-name="a863" text:class-names="">quis</text:span><text:span text:style-name="a864" text:class-names=""><text:s text:c="1"/></text:span><text:span text:style-name="a865" text:class-names="">urna</text:span><text:span text:style-name="a866" text:class-names="">.</text:span></text:p>
            <text:p text:style-name="a882" text:class-names="" text:cond-style-name=""><text:span text:style-name="a868" text:class-names="">Nunc</text:span><text:span text:style-name="a869" text:class-names=""><text:s text:c="1"/></text:span><text:span text:style-name="a870" text:class-names="">viverra</text:span><text:span text:style-name="a871" text:class-names=""><text:s text:c="1"/></text:span><text:span text:style-name="a872" text:class-names="">imperdiet</text:span><text:span text:style-name="a873" text:class-names=""><text:s text:c="1"/></text:span><text:span text:style-name="a874" text:class-names="">enim</text:span><text:span text:style-name="a875" text:class-names="">.<text:s text:c="1"/></text:span><text:span text:style-name="a876" text:class-names="">Fusce</text:span><text:span text:style-name="a877" text:class-names=""><text:s text:c="1"/>est.<text:s text:c="1"/></text:span><text:span text:style-name="a878" text:class-names="">Vivamus</text:span><text:span text:style-name="a879" text:class-names=""><text:s text:c="1"/>a<text:s text:c="1"/></text:span><text:span text:style-name="a880" text:class-names="">tellus</text:span><text:span text:style-name="a881" text:class-names="">.</text:span></text:p>
            <text:p text:style-name="a913" text:class-names="" text:cond-style-name=""><text:span text:style-name="a883" text:class-names="">Pellentesque</text:span><text:span text:style-name="a884" text:class-names=""><text:s text:c="1"/></text:span><text:span text:style-name="a885" text:class-names="">habitant</text:span><text:span text:style-name="a886" text:class-names=""><text:s text:c="1"/></text:span><text:span text:style-name="a887" text:class-names="">morbi</text:span><text:span text:style-name="a888" text:class-names=""><text:s text:c="1"/></text:span><text:span text:style-name="a889" text:class-names="">tristique</text:span><text:span text:style-name="a890" text:class-names=""><text:s text:c="1"/></text:span><text:span text:style-name="a891" text:class-names="">senectus</text:span><text:span text:style-name="a892" text:class-names=""><text:s text:c="1"/>et<text:s text:c="1"/></text:span><text:span text:style-name="a893" text:class-names="">netus</text:span><text:span text:style-name="a894" text:class-names=""><text:s text:c="1"/>et<text:s text:c="1"/></text:span><text:span text:style-name="a895" text:class-names="">malesuada</text:span><text:span text:style-name="a896" text:class-names=""><text:s text:c="1"/></text:span><text:span text:style-name="a897" text:class-names="">fames</text:span><text:span text:style-name="a898" text:class-names=""><text:s text:c="1"/></text:span><text:span text:style-name="a899" text:class-names="">ac</text:span><text:span text:style-name="a900" text:class-names=""><text:s text:c="1"/></text:span><text:span text:style-name="a901" text:class-names="">turpis</text:span><text:span text:style-name="a902" text:class-names=""><text:s text:c="1"/></text:span><text:span text:style-name="a903" text:class-names="">egestas</text:span><text:span text:style-name="a904" text:class-names="">.<text:s text:c="1"/></text:span><text:span text:style-name="a905" text:class-names="">Proin</text:span><text:span text:style-name="a906" text:class-names=""><text:s text:c="1"/></text:span><text:span text:style-name="a907" text:class-names="">pharetra</text:span><text:span text:style-name="a908" text:class-names=""><text:s text:c="1"/></text:span><text:span text:style-name="a909" text:class-names="">nonummy</text:span><text:span text:style-name="a910" text:class-names=""><text:s text:c="1"/>pede</text:span><text:span text:style-name="a911" text:class-names="">.<text:s text:c="1"/></text:span><text:span text:style-name="a912" text:class-names=""/></text:p>
          </draw:text-box>
          <svg:title/>
          <svg:desc/>
        </draw:frame>
        <draw:frame draw:id="id119" draw:style-name="a917" draw:name="Textfeld 30" svg:x="10.35193in" svg:y="15.17287in" svg:width="4.4564in" svg:height="0.35342in">
          <draw:text-box>
            <text:p text:style-name="a916" text:class-names="" text:cond-style-name=""><text:span text:style-name="a915" text:class-names="">Fazit</text:span></text:p>
          </draw:text-box>
          <svg:title/>
          <svg:desc/>
        </draw:frame>
        <draw:frame draw:id="id120" draw:style-name="a920" draw:name="Textfeld 31" svg:x="1.74254in" svg:y="14.08181in" svg:width="8.40968in" svg:height="0.35342in">
          <draw:text-box>
            <text:p text:style-name="a919" text:class-names="" text:cond-style-name=""><text:span text:style-name="a918" text:class-names="">Ergebnisse</text:span></text:p>
          </draw:text-box>
          <svg:title/>
          <svg:desc/>
        </draw:frame>
        <draw:g draw:name="Diagramm 32" draw:id="id121">
          <svg:title/>
          <svg:desc/>
          <draw:custom-shape svg:x="1.71194in" svg:y="14.91071in" svg:width="7.83463in" svg:height="5.61742in" draw:id="id131" draw:style-name="a959" draw:name="Rechteck 20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9382in" svg:y="18.32872in" svg:width="2.20153in" svg:height="1.8981in" draw:id="id132" draw:style-name="a962" draw:name="Freihandform: Form 21">
            <svg:title/>
            <svg:desc/>
            <text:p text:style-name="a961" text:class-names="" text:cond-style-name=""><text:span text:style-name="a960" text:class-names=""/></text:p>
            <draw:enhanced-geometry xmlns:dr3d="urn:oasis:names:tc:opendocument:xmlns:dr3d:1.0" draw:type="non-primitive" svg:viewBox="0 0 2013080 1735626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2013080"/>
              <draw:equation draw:name="f2" draw:formula="1735626"/>
              <draw:equation draw:name="f3" draw:formula="867813"/>
              <draw:equation draw:name="f4" draw:formula="433907"/>
              <draw:equation draw:name="f5" draw:formula="1579174"/>
              <draw:equation draw:name="f6" draw:formula="?f2 - ?f0"/>
              <draw:equation draw:name="f7" draw:formula="?f1 - ?f0"/>
              <draw:equation draw:name="f8" draw:formula="?f7 / 2013080"/>
              <draw:equation draw:name="f9" draw:formula="?f6 / 1735626"/>
              <draw:equation draw:name="f10" draw:formula="0 * ?f7"/>
              <draw:equation draw:name="f11" draw:formula="867813 * ?f6"/>
              <draw:equation draw:name="f12" draw:formula="433907 * ?f7"/>
              <draw:equation draw:name="f13" draw:formula="0 * ?f6"/>
              <draw:equation draw:name="f14" draw:formula="1579174 * ?f7"/>
              <draw:equation draw:name="f15" draw:formula="2013080 * ?f7"/>
              <draw:equation draw:name="f16" draw:formula="1735626 * ?f6"/>
              <draw:equation draw:name="f17" draw:formula="?f10 / 2013080"/>
              <draw:equation draw:name="f18" draw:formula="?f11 / 1735626"/>
              <draw:equation draw:name="f19" draw:formula="?f12 / 2013080"/>
              <draw:equation draw:name="f20" draw:formula="?f13 / 1735626"/>
              <draw:equation draw:name="f21" draw:formula="?f14 / 2013080"/>
              <draw:equation draw:name="f22" draw:formula="?f15 / 2013080"/>
              <draw:equation draw:name="f23" draw:formula="?f16 / 1735626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3.65102in" svg:y="19.16669in" svg:width="0.25776in" svg:height="0.22216in" draw:id="id133" draw:style-name="a965" draw:name="Freihandform: Form 22">
            <svg:title/>
            <svg:desc/>
            <text:p text:style-name="a964" text:class-names="" text:cond-style-name=""><text:span text:style-name="a963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1.71194in" svg:y="17.30921in" svg:width="2.20153in" svg:height="1.8981in" draw:id="id134" draw:style-name="a968" draw:name="Freihandform: Form 23">
            <svg:title/>
            <svg:desc/>
            <text:p text:style-name="a967" text:class-names="" text:cond-style-name=""><text:span text:style-name="a966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3.21071in" svg:y="18.95657in" svg:width="0.25776in" svg:height="0.22216in" draw:id="id135" draw:style-name="a971" draw:name="Freihandform: Form 24">
            <svg:title/>
            <svg:desc/>
            <text:p text:style-name="a970" text:class-names="" text:cond-style-name=""><text:span text:style-name="a969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5.46943in" svg:y="17.28664in" svg:width="2.20153in" svg:height="1.8981in" draw:id="id136" draw:style-name="a974" draw:name="Freihandform: Form 25">
            <svg:title/>
            <svg:desc/>
            <text:p text:style-name="a973" text:class-names="" text:cond-style-name=""><text:span text:style-name="a972" text:class-names=""/></text:p>
            <draw:enhanced-geometry xmlns:dr3d="urn:oasis:names:tc:opendocument:xmlns:dr3d:1.0" draw:type="non-primitive" svg:viewBox="0 0 2013080 1735626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2013080"/>
              <draw:equation draw:name="f2" draw:formula="1735626"/>
              <draw:equation draw:name="f3" draw:formula="867813"/>
              <draw:equation draw:name="f4" draw:formula="433907"/>
              <draw:equation draw:name="f5" draw:formula="1579174"/>
              <draw:equation draw:name="f6" draw:formula="?f2 - ?f0"/>
              <draw:equation draw:name="f7" draw:formula="?f1 - ?f0"/>
              <draw:equation draw:name="f8" draw:formula="?f7 / 2013080"/>
              <draw:equation draw:name="f9" draw:formula="?f6 / 1735626"/>
              <draw:equation draw:name="f10" draw:formula="0 * ?f7"/>
              <draw:equation draw:name="f11" draw:formula="867813 * ?f6"/>
              <draw:equation draw:name="f12" draw:formula="433907 * ?f7"/>
              <draw:equation draw:name="f13" draw:formula="0 * ?f6"/>
              <draw:equation draw:name="f14" draw:formula="1579174 * ?f7"/>
              <draw:equation draw:name="f15" draw:formula="2013080 * ?f7"/>
              <draw:equation draw:name="f16" draw:formula="1735626 * ?f6"/>
              <draw:equation draw:name="f17" draw:formula="?f10 / 2013080"/>
              <draw:equation draw:name="f18" draw:formula="?f11 / 1735626"/>
              <draw:equation draw:name="f19" draw:formula="?f12 / 2013080"/>
              <draw:equation draw:name="f20" draw:formula="?f13 / 1735626"/>
              <draw:equation draw:name="f21" draw:formula="?f14 / 2013080"/>
              <draw:equation draw:name="f22" draw:formula="?f15 / 2013080"/>
              <draw:equation draw:name="f23" draw:formula="?f16 / 1735626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6.97447in" svg:y="18.932in" svg:width="0.25776in" svg:height="0.22216in" draw:id="id137" draw:style-name="a977" draw:name="Freihandform: Form 26">
            <svg:title/>
            <svg:desc/>
            <text:p text:style-name="a976" text:class-names="" text:cond-style-name=""><text:span text:style-name="a975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7.34504in" svg:y="18.32872in" svg:width="2.20153in" svg:height="1.8981in" draw:id="id138" draw:style-name="a980" draw:name="Freihandform: Form 27">
            <svg:title/>
            <svg:desc/>
            <text:p text:style-name="a979" text:class-names="" text:cond-style-name=""><text:span text:style-name="a978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7.40224in" svg:y="19.16669in" svg:width="0.25776in" svg:height="0.22216in" draw:id="id139" draw:style-name="a983" draw:name="Freihandform: Form 28">
            <svg:title/>
            <svg:desc/>
            <text:p text:style-name="a982" text:class-names="" text:cond-style-name=""><text:span text:style-name="a981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3.59382in" svg:y="16.24908in" svg:width="2.20153in" svg:height="1.8981in" draw:id="id140" draw:style-name="a986" draw:name="Freihandform: Form 29">
            <svg:title/>
            <svg:desc/>
            <text:p text:style-name="a985" text:class-names="" text:cond-style-name=""><text:span text:style-name="a984" text:class-names=""/></text:p>
            <draw:enhanced-geometry xmlns:dr3d="urn:oasis:names:tc:opendocument:xmlns:dr3d:1.0" draw:type="non-primitive" svg:viewBox="0 0 2013080 1735626" draw:enhanced-path="M ?f0 ?f3 L ?f4 ?f0 ?f5 ?f0 ?f1 ?f3 ?f5 ?f2 ?f4 ?f2 ?f0 ?f3 Z N" draw:text-areas="?f24 ?f26 ?f25 ?f27" draw:glue-points="?f28 ?f29 ?f30 ?f31 ?f32 ?f31 ?f33 ?f29 ?f32 ?f34 ?f30 ?f34 ?f28 ?f29" draw:glue-point-leaving-directions="-90, -90, -90, -90, -90, -90, -90">
              <draw:equation draw:name="f0" draw:formula="0"/>
              <draw:equation draw:name="f1" draw:formula="2013080"/>
              <draw:equation draw:name="f2" draw:formula="1735626"/>
              <draw:equation draw:name="f3" draw:formula="867813"/>
              <draw:equation draw:name="f4" draw:formula="433907"/>
              <draw:equation draw:name="f5" draw:formula="1579174"/>
              <draw:equation draw:name="f6" draw:formula="?f2 - ?f0"/>
              <draw:equation draw:name="f7" draw:formula="?f1 - ?f0"/>
              <draw:equation draw:name="f8" draw:formula="?f7 / 2013080"/>
              <draw:equation draw:name="f9" draw:formula="?f6 / 1735626"/>
              <draw:equation draw:name="f10" draw:formula="0 * ?f7"/>
              <draw:equation draw:name="f11" draw:formula="867813 * ?f6"/>
              <draw:equation draw:name="f12" draw:formula="433907 * ?f7"/>
              <draw:equation draw:name="f13" draw:formula="0 * ?f6"/>
              <draw:equation draw:name="f14" draw:formula="1579174 * ?f7"/>
              <draw:equation draw:name="f15" draw:formula="2013080 * ?f7"/>
              <draw:equation draw:name="f16" draw:formula="1735626 * ?f6"/>
              <draw:equation draw:name="f17" draw:formula="?f10 / 2013080"/>
              <draw:equation draw:name="f18" draw:formula="?f11 / 1735626"/>
              <draw:equation draw:name="f19" draw:formula="?f12 / 2013080"/>
              <draw:equation draw:name="f20" draw:formula="?f13 / 1735626"/>
              <draw:equation draw:name="f21" draw:formula="?f14 / 2013080"/>
              <draw:equation draw:name="f22" draw:formula="?f15 / 2013080"/>
              <draw:equation draw:name="f23" draw:formula="?f16 / 1735626"/>
              <draw:equation draw:name="f24" draw:formula="?f0 / ?f8"/>
              <draw:equation draw:name="f25" draw:formula="?f1 / ?f8"/>
              <draw:equation draw:name="f26" draw:formula="?f0 / ?f9"/>
              <draw:equation draw:name="f27" draw:formula="?f2 / ?f9"/>
              <draw:equation draw:name="f28" draw:formula="?f17 / ?f8"/>
              <draw:equation draw:name="f29" draw:formula="?f18 / ?f9"/>
              <draw:equation draw:name="f30" draw:formula="?f19 / ?f8"/>
              <draw:equation draw:name="f31" draw:formula="?f20 / ?f9"/>
              <draw:equation draw:name="f32" draw:formula="?f21 / ?f8"/>
              <draw:equation draw:name="f33" draw:formula="?f22 / ?f8"/>
              <draw:equation draw:name="f34" draw:formula="?f23 / ?f9"/>
            </draw:enhanced-geometry>
          </draw:custom-shape>
          <draw:custom-shape svg:x="5.08632in" svg:y="16.2902in" svg:width="0.25776in" svg:height="0.22216in" draw:id="id141" draw:style-name="a989" draw:name="Freihandform: Form 30">
            <svg:title/>
            <svg:desc/>
            <text:p text:style-name="a988" text:class-names="" text:cond-style-name=""><text:span text:style-name="a987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5.46943in" svg:y="15.21201in" svg:width="2.20153in" svg:height="1.8981in" draw:id="id142" draw:style-name="a992" draw:name="Freihandform: Form 31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  <draw:custom-shape svg:x="5.53446in" svg:y="16.04548in" svg:width="0.25776in" svg:height="0.22216in" draw:id="id143" draw:style-name="a995" draw:name="Freihandform: Form 32">
            <svg:title/>
            <svg:desc/>
            <text:p text:style-name="a994" text:class-names="" text:cond-style-name=""><text:span text:style-name="a993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24 L ?f30 ?f45 ?f38 ?f45 ?f17 ?f24 ?f38 ?f46 ?f30 ?f46 Z N" draw:text-areas="?f54 ?f55 ?f56 ?f57" draw:glue-points="?f38 ?f46 ?f30 ?f46 ?f30 ?f45 ?f38 ?f45" draw:glue-point-leaving-directions="-180, -180, -360, -360" draw:modifiers="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1"/>
              <draw:equation draw:name="f12" draw:formula="115470"/>
              <draw:equation draw:name="f13" draw:formula="25000"/>
              <draw:equation draw:name="f14" draw:formula="3600000 + ?f1"/>
              <draw:equation draw:name="f15" draw:formula="21600 * ?f7"/>
              <draw:equation draw:name="f16" draw:formula="21600 * ?f6"/>
              <draw:equation draw:name="f17" draw:formula="?f15 / ?f8"/>
              <draw:equation draw:name="f18" draw:formula="?f16 / ?f8"/>
              <draw:equation draw:name="f19" draw:formula="?f18 - ?f10"/>
              <draw:equation draw:name="f20" draw:formula="?f17 - ?f10"/>
              <draw:equation draw:name="f21" draw:formula="?f19 / 2"/>
              <draw:equation draw:name="f22" draw:formula="min(?f20, ?f19)"/>
              <draw:equation draw:name="f23" draw:formula="50000 * ?f20"/>
              <draw:equation draw:name="f24" draw:formula="?f10 + ?f21"/>
              <draw:equation draw:name="f25" draw:formula="?f23 / ?f22"/>
              <draw:equation draw:name="f26" draw:formula="?f21 * ?f12"/>
              <draw:equation draw:name="f27" draw:formula="?f22 * ?f13"/>
              <draw:equation draw:name="f28" draw:formula="?f14 - ?f1"/>
              <draw:equation draw:name="f29" draw:formula="?f26 / 100000"/>
              <draw:equation draw:name="f30" draw:formula="?f27 / 100000"/>
              <draw:equation draw:name="f31" draw:formula="?f28 + ?f1"/>
              <draw:equation draw:name="f32" draw:formula="?f31 * ?f9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"/>
              <draw:equation draw:name="f37" draw:formula="?f25 * ?f11"/>
              <draw:equation draw:name="f38" draw:formula="?f17 - ?f30"/>
              <draw:equation draw:name="f39" draw:formula="?f37 / 2"/>
              <draw:equation draw:name="f40" draw:formula="?f13 + ?f39"/>
              <draw:equation draw:name="f41" draw:formula="?f36 * ?f29"/>
              <draw:equation draw:name="f42" draw:formula="if(?f40, 4, 2)"/>
              <draw:equation draw:name="f43" draw:formula="if(?f40, 3, 2)"/>
              <draw:equation draw:name="f44" draw:formula="if(?f40, ?f39, 0)"/>
              <draw:equation draw:name="f45" draw:formula="?f24 - ?f41"/>
              <draw:equation draw:name="f46" draw:formula="?f24 + ?f41"/>
              <draw:equation draw:name="f47" draw:formula="?f13 + ?f44"/>
              <draw:equation draw:name="f48" draw:formula="?f47 / ?f39"/>
              <draw:equation draw:name="f49" draw:formula="?f48 * ?f43"/>
              <draw:equation draw:name="f50" draw:formula="?f49 / ?f11"/>
              <draw:equation draw:name="f51" draw:formula="?f42 + ?f50"/>
              <draw:equation draw:name="f52" draw:formula="?f20 * ?f51"/>
              <draw:equation draw:name="f53" draw:formula="?f19 * ?f51"/>
              <draw:equation draw:name="f54" draw:formula="?f52 / 24"/>
              <draw:equation draw:name="f55" draw:formula="?f53 / 24"/>
              <draw:equation draw:name="f56" draw:formula="?f17 - ?f54"/>
              <draw:equation draw:name="f57" draw:formula="?f18 - ?f55"/>
            </draw:enhanced-geometry>
          </draw:custom-shape>
        </draw:g>
        <draw:frame draw:id="id122" draw:style-name="a923" draw:name="Textfeld 33" svg:x="1.79611in" svg:y="12.50419in" svg:width="3.73138in" svg:height="1.12708in">
          <draw:text-box>
            <text:p text:style-name="a922" text:class-names="" text:cond-style-name=""><text:span text:style-name="a921" text:class-names="">Lorem ipsum dolor sit amet, consectetuer adipiscing elit. Maecenas porttitor congue massa.</text:span></text:p>
          </draw:text-box>
          <svg:title/>
          <svg:desc/>
        </draw:frame>
        <draw:frame draw:id="id123" draw:style-name="a926" draw:name="Textfeld 34" svg:x="6.42084in" svg:y="12.52698in" svg:width="3.73138in" svg:height="1.12708in">
          <draw:text-box>
            <text:p text:style-name="a925" text:class-names="" text:cond-style-name=""><text:span text:style-name="a924" text:class-names="">Lorem ipsum dolor sit amet, consectetuer adipiscing elit. Maecenas porttitor congue massa.</text:span></text:p>
          </draw:text-box>
          <svg:title/>
          <svg:desc/>
        </draw:frame>
        <draw:frame draw:id="id124" draw:style-name="a929" draw:name="Textfeld 35" svg:x="11.07216in" svg:y="12.49827in" svg:width="3.73138in" svg:height="1.12708in">
          <draw:text-box>
            <text:p text:style-name="a928" text:class-names="" text:cond-style-name=""><text:span text:style-name="a927" text:class-names="">Lorem ipsum dolor sit amet, consectetuer adipiscing elit. Maecenas porttitor congue massa.</text:span></text:p>
          </draw:text-box>
          <svg:title/>
          <svg:desc/>
        </draw:frame>
        <draw:frame draw:id="id125" draw:style-name="a936" draw:name="Textfeld 36" svg:x="10.35193in" svg:y="15.58597in" svg:width="4.45161in" svg:height="3.62408in">
          <draw:text-box>
            <text:p text:style-name="a931" text:class-names="" text:cond-style-name=""><text:span text:style-name="a930" text:class-names="">Lorem ipsum dolor sit amet, consectetuer adipiscing elit. Maecenas porttitor congue massa. Fusce posuere, magna sed pulvinar ultricies, purus lectus malesuada libero, sit amet commodo magna eros quis urna.</text:span></text:p>
            <text:p text:style-name="a933" text:class-names="" text:cond-style-name=""><text:span text:style-name="a932" text:class-names="">Nunc viverra imperdiet enim. Fusce est. Vivamus a tellus.</text:span></text:p>
            <text:p text:style-name="a935" text:class-names="" text:cond-style-name=""><text:span text:style-name="a934" text:class-names="">Pellentesque habitant morbi tristique senectus et netus et malesuada fames ac turpis egestas. Proin pharetra nonummy pede. Mauris et orci.</text:span></text:p>
          </draw:text-box>
          <svg:title/>
          <svg:desc/>
        </draw:frame>
        <draw:frame draw:id="id126" draw:style-name="a946" draw:name="Textfeld 37" svg:x="0.53645in" svg:y="21.31463in" svg:width="9.36513in" svg:height="1.77726in">
          <draw:text-box>
            <text:list text:style-name="a939">
              <text:list-item>
                <text:p text:style-name="a938" text:class-names="" text:cond-style-name=""><text:span text:style-name="a937" text:class-names="">Lorem ipsum dolor sit amet, consectetuer adipiscing elit. Maecenas porttitor congue massa. Fusce posuere, magna sed pulvinar ultricies, purus lectus malesuada libero, sit amet commodo magna eros quis urna.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Lorem ipsum dolor sit amet, consectetuer adipiscing elit. Maecenas porttitor congue massa. Fusce posuere, magna sed pulvinar ultricies, purus lectus malesuada libero, sit amet commodo magna eros quis urna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Lorem ipsum dolor sit amet, consectetuer adipiscing elit. Maecenas porttitor congue massa. Fusce posuere, magna sed pulvinar ultricies, purus lectus malesuada libero, sit amet commodo magna eros quis urna.</text:span></text:p>
              </text:list-item>
            </text:list>
          </draw:text-box>
          <svg:title/>
          <svg:desc/>
        </draw:frame>
        <draw:frame draw:id="id127" draw:style-name="a949" draw:name="Textfeld 38" svg:x="0.53645in" svg:y="20.90807in" svg:width="2.58029in" svg:height="0.35342in">
          <draw:text-box>
            <text:p text:style-name="a948" text:class-names="" text:cond-style-name=""><text:span text:style-name="a947" text:class-names="">Literatur</text:span></text:p>
          </draw:text-box>
          <svg:title/>
          <svg:desc/>
        </draw:frame>
        <draw:frame draw:id="id128" draw:style-name="a952" draw:name="Textfeld 39" svg:x="10.35193in" svg:y="21.87082in" svg:width="5.61202in" svg:height="0.92148in">
          <draw:text-box>
            <text:p text:style-name="a951" text:class-names="" text:cond-style-name=""><text:span text:style-name="a950" text:class-names="">Lorem ipsum dolor sit amet, consectetuer adipiscing elit. Maecenas porttitor congue massa. Fusce posuere, magna sed pulvinar ultricies, purus lectus malesuada libero, sit amet commodo magna eros quis urna.</text:span></text:p>
          </draw:text-box>
          <svg:title/>
          <svg:desc/>
        </draw:frame>
        <draw:frame draw:id="id129" draw:style-name="a955" draw:name="Textfeld 40" svg:x="10.35106in" svg:y="21.53463in" svg:width="2.58029in" svg:height="0.35342in">
          <draw:text-box>
            <text:p text:style-name="a954" text:class-names="" text:cond-style-name=""><text:span text:style-name="a953" text:class-names="">Kontakt</text:span></text:p>
          </draw:text-box>
          <svg:title/>
          <svg:desc/>
        </draw:frame>
        <draw:connector draw:type="line" svg:x1="0.53645in" svg:y1="20.81407in" svg:x2="15.55333in" svg:y2="20.81407in" draw:id="id130" draw:style-name="a956" draw:name="Gerade Verbindung 4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4011in" svg:y="7.26464in" svg:width="14.05451in" svg:height="5.01271in"/>
      <presentation:placeholder presentation:object="subtitle" svg:x="2.48021in" svg:y="13.25174in" svg:width="11.57431in" svg:height="5.97627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2" style:display-name="Titel und Inhalt">
      <presentation:placeholder presentation:object="title" svg:x="0.82674in" svg:y="0.9365in" svg:width="14.88125in" svg:height="3.89757in"/>
      <presentation:placeholder presentation:object="object" svg:x="0.82674in" svg:y="5.4566in" svg:width="14.88125in" svg:height="15.43329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3" style:display-name="Abschnitts">
      <presentation:placeholder presentation:object="title" svg:x="1.30613in" svg:y="15.0273in" svg:width="14.05451in" svg:height="4.6446in"/>
      <presentation:placeholder presentation:object="outline" svg:x="1.30613in" svg:y="9.91174in" svg:width="14.05451in" svg:height="5.11556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4" style:display-name="Zwei Inhalte">
      <presentation:placeholder presentation:object="title" svg:x="0.82674in" svg:y="0.9365in" svg:width="14.88125in" svg:height="3.89757in"/>
      <presentation:placeholder presentation:object="object" svg:x="1.93193in" svg:y="5.77057in" svg:width="17.26386in" svg:height="16.32649in"/>
      <presentation:placeholder presentation:object="object" svg:x="19.47136in" svg:y="5.77057in" svg:width="17.26386in" svg:height="16.32649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5" style:display-name="Vergleich">
      <presentation:placeholder presentation:object="title" svg:x="0.82674in" svg:y="0.9365in" svg:width="14.88125in" svg:height="3.89757in"/>
      <presentation:placeholder presentation:object="outline" svg:x="0.82674in" svg:y="5.23466in" svg:width="7.30571in" svg:height="2.18155in"/>
      <presentation:placeholder presentation:object="object" svg:x="0.82674in" svg:y="7.41621in" svg:width="7.30571in" svg:height="13.47368in"/>
      <presentation:placeholder presentation:object="outline" svg:x="8.39941in" svg:y="5.23466in" svg:width="7.30858in" svg:height="2.18155in"/>
      <presentation:placeholder presentation:object="object" svg:x="8.39941in" svg:y="7.41621in" svg:width="7.30858in" svg:height="13.47368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6" style:display-name="Nur Titel">
      <presentation:placeholder presentation:object="title" svg:x="0.82674in" svg:y="0.9365in" svg:width="14.88125in" svg:height="3.89757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7" style:display-name="Leer"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8" style:display-name="Inhalt mit Überschrift">
      <presentation:placeholder presentation:object="title" svg:x="0.82674in" svg:y="0.93109in" svg:width="5.43981in" svg:height="3.96253in"/>
      <presentation:placeholder presentation:object="object" svg:x="6.46462in" svg:y="0.93109in" svg:width="9.24337in" svg:height="19.95881in"/>
      <presentation:placeholder presentation:object="outline" svg:x="0.82674in" svg:y="4.89362in" svg:width="5.43981in" svg:height="15.99628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9" style:display-name="Bild mit Überschrift">
      <presentation:placeholder presentation:object="title" svg:x="3.24092in" svg:y="16.36979in" svg:width="9.92083in" svg:height="1.93255in"/>
      <presentation:placeholder presentation:object="graphic" svg:x="3.24092in" svg:y="2.08953in" svg:width="9.92083in" svg:height="14.03125in"/>
      <presentation:placeholder presentation:object="outline" svg:x="3.24092in" svg:y="18.30234in" svg:width="9.92083in" svg:height="2.74454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10" style:display-name="Titel und vertikaler Text">
      <presentation:placeholder presentation:object="title" svg:x="0.82674in" svg:y="0.9365in" svg:width="14.88125in" svg:height="3.89757in"/>
      <presentation:placeholder presentation:object="outline" svg:x="0.82674in" svg:y="5.4566in" svg:width="14.88125in" svg:height="15.43329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presentation-page-layout style:name="Master1-PPL11" style:display-name="Vertikaler Titel und Text">
      <presentation:placeholder presentation:object="title" svg:x="28.03439in" svg:y="0.99064in" svg:width="8.70082in" svg:height="21.10642in"/>
      <presentation:placeholder presentation:object="outline" svg:x="1.93192in" svg:y="0.99064in" svg:width="25.82689in" svg:height="21.10642in"/>
      <presentation:placeholder presentation:object="date-time" svg:x="0.82674in" svg:y="21.67482in" svg:width="3.8581in" svg:height="1.24506in"/>
      <presentation:placeholder presentation:object="footer" svg:x="5.64936in" svg:y="21.67482in" svg:width="5.236in" svg:height="1.24506in"/>
      <presentation:placeholder presentation:object="page-number" svg:x="11.84989in" svg:y="21.67482in" svg:width="3.8581in" svg:height="1.24506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6.53472in" fo:page-height="23.38542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.26399in" fo:margin-left="2.211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444in" style:font-size-asian="0.28444in" style:font-size-complex="0.28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.26399in" fo:margin-left="2.843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8948in" fo:padding-bottom="0.08948in" fo:padding-left="0.17896in" fo:padding-right="0.1789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.26399in" fo:margin-left="0.474in" fo:margin-right="0in" fo:text-indent="-0.47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.26399in" fo:margin-left="1.02699in" fo:margin-right="0in" fo:text-indent="-0.39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.26399in" fo:margin-left="1.57999in" fo:margin-right="0in" fo:text-indent="-0.31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.26399in" fo:margin-left="2.211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.26399in" fo:margin-left="2.843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.26399in" fo:margin-left="1.57999in" fo:margin-right="0in" fo:text-indent="-0.31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.26399in" fo:margin-left="2.211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.26399in" fo:margin-left="2.843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528in" style:font-size-asian="0.24528in" style:font-size-complex="0.24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26399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.26399in" fo:margin-left="0.474in" fo:margin-right="0in" fo:text-indent="-0.474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.26399in" fo:margin-left="1.02699in" fo:margin-right="0in" fo:text-indent="-0.39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.26399in" fo:margin-left="1.579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389in" style:font-size-asian="0.31389in" style:font-size-complex="0.3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.26399in" fo:margin-left="2.211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8948in" fo:padding-bottom="0.08948in" fo:padding-left="0.17896in" fo:padding-right="0.1789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389in" style:font-size-asian="0.31389in" style:font-size-complex="0.3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.26399in" fo:margin-left="2.843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.26399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.26399in" fo:margin-left="0.474in" fo:margin-right="0in" fo:text-indent="-0.474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.26399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.26399in" fo:margin-left="1.02699in" fo:margin-right="0in" fo:text-indent="-0.39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8948in" fo:padding-bottom="0.08948in" fo:padding-left="0.17896in" fo:padding-right="0.17896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528in" style:font-size-asian="0.24528in" style:font-size-complex="0.24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.26399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.26399in" fo:margin-left="1.579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389in" style:font-size-asian="0.31389in" style:font-size-complex="0.3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.26399in" fo:margin-left="2.211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389in" style:font-size-asian="0.31389in" style:font-size-complex="0.3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.26399in" fo:margin-left="2.843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.26399in" fo:margin-left="0.474in" fo:margin-right="0in" fo:text-indent="-0.47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.26399in" fo:margin-left="1.02699in" fo:margin-right="0in" fo:text-indent="-0.39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.26399in" fo:margin-left="1.57999in" fo:margin-right="0in" fo:text-indent="-0.31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.26399in" fo:margin-left="0.474in" fo:margin-right="0in" fo:text-indent="-0.47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.26399in" fo:margin-left="1.02699in" fo:margin-right="0in" fo:text-indent="-0.39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.26399in" fo:margin-left="1.57999in" fo:margin-right="0in" fo:text-indent="-0.31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.26399in" fo:margin-left="2.211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.26399in" fo:margin-left="2.211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.26399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26399in" fo:margin-left="2.843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8948in" fo:padding-bottom="0.08948in" fo:padding-left="0.17896in" fo:padding-right="0.1789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.26399in" fo:margin-left="2.843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8948in" fo:padding-bottom="0.08948in" fo:padding-left="0.17896in" fo:padding-right="0.17896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.26399in" fo:margin-left="0.474in" fo:margin-right="0in" fo:text-indent="-0.4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.26399in" fo:margin-left="0.474in" fo:margin-right="0in" fo:text-indent="-0.47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.26399in" fo:margin-left="1.02699in" fo:margin-right="0in" fo:text-indent="-0.39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.26399in" fo:margin-left="1.02699in" fo:margin-right="0in" fo:text-indent="-0.39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389in" style:font-size-asian="0.31389in" style:font-size-complex="0.3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.26399in" fo:margin-left="1.579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.26399in" fo:margin-left="1.57999in" fo:margin-right="0in" fo:text-indent="-0.31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444in" style:font-size-asian="0.28444in" style:font-size-complex="0.28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.26399in" fo:margin-left="2.211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.26399in" fo:margin-left="2.211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70625in" style:font-size-asian="0.70625in" style:font-size-complex="0.7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444in" style:font-size-asian="0.28444in" style:font-size-complex="0.28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26399in" fo:margin-left="2.843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.26399in" fo:margin-left="2.84399in" fo:margin-right="0in" fo:text-indent="-0.31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8948in" fo:padding-bottom="0.08948in" fo:padding-left="0.17896in" fo:padding-right="0.17896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8948in" fo:padding-bottom="0.08948in" fo:padding-left="0.17896in" fo:padding-right="0.17896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.26399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.26399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8948in" fo:padding-bottom="0.08948in" fo:padding-left="0.17896in" fo:padding-right="0.1789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8948in" fo:padding-bottom="0.08948in" fo:padding-left="0.17896in" fo:padding-right="0.17896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181in" style:font-size-asian="0.42181in" style:font-size-complex="0.4218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75in" style:font-size-asian="0.775in" style:font-size-complex="0.7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.2639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917in" style:font-size-asian="0.55917in" style:font-size-complex="0.559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.26399in" fo:margin-left="0.474in" fo:margin-right="0in" fo:text-indent="-0.47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056in" style:font-size-asian="0.49056in" style:font-size-complex="0.49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.26399in" fo:margin-left="1.02699in" fo:margin-right="0in" fo:text-indent="-0.39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.26399in" fo:margin-left="0.474in" fo:margin-right="0in" fo:text-indent="-0.474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5319in" style:font-size-asian="0.35319in" style:font-size-complex="0.353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.26399in" fo:margin-left="1.02699in" fo:margin-right="0in" fo:text-indent="-0.39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8948in" fo:padding-bottom="0.08948in" fo:padding-left="0.17896in" fo:padding-right="0.17896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389in" style:font-size-asian="0.31389in" style:font-size-complex="0.31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597in" style:font-size-asian="0.20597in" style:font-size-complex="0.2059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.26399in" fo:margin-left="1.57999in" fo:margin-right="0in" fo:text-indent="-0.31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.2643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8948in" fo:padding-bottom="0.08948in" fo:padding-left="0.17896in" fo:padding-right="0.17896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444in" style:font-size-asian="0.28444in" style:font-size-complex="0.28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2699in"/>
      </text:list-level-style-number>
      <text:list-level-style-number text:level="3" style:num-format="">
        <style:list-level-properties text:space-before="1.57999in"/>
      </text:list-level-style-number>
      <text:list-level-style-number text:level="4" style:num-format="">
        <style:list-level-properties text:space-before="2.21199in"/>
      </text:list-level-style-number>
      <text:list-level-style-number text:level="5" style:num-format="">
        <style:list-level-properties text:space-before="2.8439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2699in"/>
      </text:list-level-style-number>
      <text:list-level-style-number text:level="3" style:num-format="">
        <style:list-level-properties text:space-before="1.57999in"/>
      </text:list-level-style-number>
      <text:list-level-style-number text:level="4" style:num-format="">
        <style:list-level-properties text:space-before="2.21199in"/>
      </text:list-level-style-number>
      <text:list-level-style-number text:level="5" style:num-format="">
        <style:list-level-properties text:space-before="2.8439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2699in"/>
      </text:list-level-style-number>
      <text:list-level-style-number text:level="3" style:num-format="">
        <style:list-level-properties text:space-before="1.57999in"/>
      </text:list-level-style-number>
      <text:list-level-style-number text:level="4" style:num-format="">
        <style:list-level-properties text:space-before="2.21199in"/>
      </text:list-level-style-number>
      <text:list-level-style-number text:level="5" style:num-format="">
        <style:list-level-properties text:space-before="2.8439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2699in"/>
      </text:list-level-style-number>
      <text:list-level-style-number text:level="3" style:num-format="">
        <style:list-level-properties text:space-before="1.57999in"/>
      </text:list-level-style-number>
      <text:list-level-style-number text:level="4" style:num-format="">
        <style:list-level-properties text:space-before="2.21199in"/>
      </text:list-level-style-number>
      <text:list-level-style-number text:level="5" style:num-format="">
        <style:list-level-properties text:space-before="2.8439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2699in"/>
      </text:list-level-style-number>
      <text:list-level-style-number text:level="3" style:num-format="">
        <style:list-level-properties text:space-before="1.57999in"/>
      </text:list-level-style-number>
      <text:list-level-style-number text:level="4" style:num-format="">
        <style:list-level-properties text:space-before="2.21199in"/>
      </text:list-level-style-number>
      <text:list-level-style-number text:level="5" style:num-format="">
        <style:list-level-properties text:space-before="2.84399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47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299in" text:min-label-width="0.47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599in" text:min-label-width="0.47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3799in" text:min-label-width="0.47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36999in" text:min-label-width="0.47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76in" text:min-label-width="0.47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76in" text:min-label-width="0.47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76in" text:min-label-width="0.47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76in" text:min-label-width="0.474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58in" text:min-label-width="0.31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1099in" text:min-label-width="0.31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6399in" text:min-label-width="0.31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9599in" text:min-label-width="0.31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2799in" text:min-label-width="0.31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4in" text:min-label-width="0.31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4in" text:min-label-width="0.31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4in" text:min-label-width="0.31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4in" text:min-label-width="0.316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79in" text:min-label-width="0.39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63199in" text:min-label-width="0.39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.18499in" text:min-label-width="0.39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81699in" text:min-label-width="0.39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.44899in" text:min-label-width="0.39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355in" text:min-label-width="0.39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855in" text:min-label-width="0.39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355in" text:min-label-width="0.39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855in" text:min-label-width="0.39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3" draw:name="Titelplatzhalter 1" svg:x="0.82674in" svg:y="0.9365in" svg:width="14.88125in" svg:height="3.89757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82674in" svg:y="5.4566in" svg:width="14.88125in" svg:height="15.4332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82674in" svg:y="21.67482in" svg:width="3.8581in" svg:height="1.24506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.03.2021</text:date></text:span></text:p>
        </draw:text-box>
        <svg:title/>
        <svg:desc/>
      </draw:frame>
      <draw:frame draw:id="id3" presentation:style-name="a26" draw:name="Fußzeilenplatzhalter 4" svg:x="5.64936in" svg:y="21.67482in" svg:width="5.236in" svg:height="1.24506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11.84989in" svg:y="21.67482in" svg:width="3.8581in" svg:height="1.24506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24011in" svg:y="7.26464in" svg:width="14.05451in" svg:height="5.01271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2.48021in" svg:y="13.25174in" svg:width="11.57431in" svg:height="5.9762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82674in" svg:y="21.67482in" svg:width="3.8581in" svg:height="1.24506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8.03.2021</text:date></text:span></text:p>
        </draw:text-box>
        <svg:title/>
        <svg:desc/>
      </draw:frame>
      <draw:frame draw:id="id8" presentation:style-name="a43" draw:name="Fußzeilenplatzhalter 4" svg:x="5.64936in" svg:y="21.67482in" svg:width="5.236in" svg:height="1.24506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11.84989in" svg:y="21.67482in" svg:width="3.8581in" svg:height="1.24506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82674in" svg:y="0.9365in" svg:width="14.88125in" svg:height="3.89757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82674in" svg:y="5.4566in" svg:width="14.88125in" svg:height="15.43329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82674in" svg:y="21.67482in" svg:width="3.8581in" svg:height="1.24506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3.2021</text:date></text:span></text:p>
        </draw:text-box>
        <svg:title/>
        <svg:desc/>
      </draw:frame>
      <draw:frame draw:id="id13" presentation:style-name="a73" draw:name="Fußzeilenplatzhalter 4" svg:x="5.64936in" svg:y="21.67482in" svg:width="5.236in" svg:height="1.24506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11.84989in" svg:y="21.67482in" svg:width="3.8581in" svg:height="1.24506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1.30613in" svg:y="15.0273in" svg:width="14.05451in" svg:height="4.6446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1.30613in" svg:y="9.91174in" svg:width="14.05451in" svg:height="5.11556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82674in" svg:y="21.67482in" svg:width="3.8581in" svg:height="1.24506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8.03.2021</text:date></text:span></text:p>
        </draw:text-box>
        <svg:title/>
        <svg:desc/>
      </draw:frame>
      <draw:frame draw:id="id18" presentation:style-name="a91" draw:name="Fußzeilenplatzhalter 4" svg:x="5.64936in" svg:y="21.67482in" svg:width="5.236in" svg:height="1.24506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11.84989in" svg:y="21.67482in" svg:width="3.8581in" svg:height="1.24506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82674in" svg:y="0.9365in" svg:width="14.88125in" svg:height="3.89757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1.93193in" svg:y="5.77057in" svg:width="17.26386in" svg:height="16.3264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19.47136in" svg:y="5.77057in" svg:width="17.26386in" svg:height="16.32649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82674in" svg:y="21.67482in" svg:width="3.8581in" svg:height="1.24506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8.03.2021</text:date></text:span></text:p>
        </draw:text-box>
        <svg:title/>
        <svg:desc/>
      </draw:frame>
      <draw:frame draw:id="id24" presentation:style-name="a137" draw:name="Fußzeilenplatzhalter 5" svg:x="5.64936in" svg:y="21.67482in" svg:width="5.236in" svg:height="1.24506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11.84989in" svg:y="21.67482in" svg:width="3.8581in" svg:height="1.24506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82674in" svg:y="0.9365in" svg:width="14.88125in" svg:height="3.89757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82674in" svg:y="5.23466in" svg:width="7.30571in" svg:height="2.1815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82674in" svg:y="7.41621in" svg:width="7.30571in" svg:height="13.4736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8.39941in" svg:y="5.23466in" svg:width="7.30858in" svg:height="2.1815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8.39941in" svg:y="7.41621in" svg:width="7.30858in" svg:height="13.4736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82674in" svg:y="21.67482in" svg:width="3.8581in" svg:height="1.24506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.03.2021</text:date></text:span></text:p>
        </draw:text-box>
        <svg:title/>
        <svg:desc/>
      </draw:frame>
      <draw:frame draw:id="id32" presentation:style-name="a191" draw:name="Fußzeilenplatzhalter 7" svg:x="5.64936in" svg:y="21.67482in" svg:width="5.236in" svg:height="1.24506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11.84989in" svg:y="21.67482in" svg:width="3.8581in" svg:height="1.24506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82674in" svg:y="0.9365in" svg:width="14.88125in" svg:height="3.89757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82674in" svg:y="21.67482in" svg:width="3.8581in" svg:height="1.24506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8.03.2021</text:date></text:span></text:p>
        </draw:text-box>
        <svg:title/>
        <svg:desc/>
      </draw:frame>
      <draw:frame draw:id="id36" presentation:style-name="a205" draw:name="Fußzeilenplatzhalter 3" svg:x="5.64936in" svg:y="21.67482in" svg:width="5.236in" svg:height="1.24506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11.84989in" svg:y="21.67482in" svg:width="3.8581in" svg:height="1.24506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82674in" svg:y="21.67482in" svg:width="3.8581in" svg:height="1.24506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8.03.2021</text:date></text:span></text:p>
        </draw:text-box>
        <svg:title/>
        <svg:desc/>
      </draw:frame>
      <draw:frame draw:id="id39" presentation:style-name="a216" draw:name="Fußzeilenplatzhalter 2" svg:x="5.64936in" svg:y="21.67482in" svg:width="5.236in" svg:height="1.24506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11.84989in" svg:y="21.67482in" svg:width="3.8581in" svg:height="1.24506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82674in" svg:y="0.93109in" svg:width="5.43981in" svg:height="3.9625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6.46462in" svg:y="0.93109in" svg:width="9.24337in" svg:height="19.95881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82674in" svg:y="4.89362in" svg:width="5.43981in" svg:height="15.99628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82674in" svg:y="21.67482in" svg:width="3.8581in" svg:height="1.24506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8.03.2021</text:date></text:span></text:p>
        </draw:text-box>
        <svg:title/>
        <svg:desc/>
      </draw:frame>
      <draw:frame draw:id="id45" presentation:style-name="a250" draw:name="Fußzeilenplatzhalter 5" svg:x="5.64936in" svg:y="21.67482in" svg:width="5.236in" svg:height="1.24506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11.84989in" svg:y="21.67482in" svg:width="3.8581in" svg:height="1.24506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3.24092in" svg:y="16.36979in" svg:width="9.92083in" svg:height="1.93255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3.24092in" svg:y="2.08953in" svg:width="9.92083in" svg:height="14.0312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3.24092in" svg:y="18.30234in" svg:width="9.92083in" svg:height="2.7445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82674in" svg:y="21.67482in" svg:width="3.8581in" svg:height="1.24506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.03.2021</text:date></text:span></text:p>
        </draw:text-box>
        <svg:title/>
        <svg:desc/>
      </draw:frame>
      <draw:frame draw:id="id51" presentation:style-name="a271" draw:name="Fußzeilenplatzhalter 5" svg:x="5.64936in" svg:y="21.67482in" svg:width="5.236in" svg:height="1.24506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11.84989in" svg:y="21.67482in" svg:width="3.8581in" svg:height="1.24506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82674in" svg:y="0.9365in" svg:width="14.88125in" svg:height="3.89757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82674in" svg:y="5.4566in" svg:width="14.88125in" svg:height="15.43329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82674in" svg:y="21.67482in" svg:width="3.8581in" svg:height="1.24506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8.03.2021</text:date></text:span></text:p>
        </draw:text-box>
        <svg:title/>
        <svg:desc/>
      </draw:frame>
      <draw:frame draw:id="id56" presentation:style-name="a301" draw:name="Fußzeilenplatzhalter 4" svg:x="5.64936in" svg:y="21.67482in" svg:width="5.236in" svg:height="1.24506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11.84989in" svg:y="21.67482in" svg:width="3.8581in" svg:height="1.24506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28.03439in" svg:y="0.99064in" svg:width="8.70082in" svg:height="21.10642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1.93192in" svg:y="0.99064in" svg:width="25.82689in" svg:height="21.10642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82674in" svg:y="21.67482in" svg:width="3.8581in" svg:height="1.24506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8.03.2021</text:date></text:span></text:p>
        </draw:text-box>
        <svg:title/>
        <svg:desc/>
      </draw:frame>
      <draw:frame draw:id="id61" presentation:style-name="a331" draw:name="Fußzeilenplatzhalter 4" svg:x="5.64936in" svg:y="21.67482in" svg:width="5.236in" svg:height="1.24506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11.84989in" svg:y="21.67482in" svg:width="3.8581in" svg:height="1.24506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21-03-08T07:05:05Z</meta:creation-date>
    <dc:date>2021-03-08T07:05:25Z</dc:date>
    <meta:editing-cycles>1</meta:editing-cycles>
    <meta:editing-duration>PT0S</meta:editing-duration>
    <meta:document-statistic meta:paragraph-count="76" meta:word-count="1200"/>
  </office:meta>
</office:document-meta>
</file>